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5.36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134.5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36.09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11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22">
      <style:text-properties fo:font-weight="normal" style:font-weight-asian="normal" style:font-weight-complex="normal"/>
    </style:style>
    <style:style style:name="ce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color="#666666" fo:font-weight="normal" style:font-weight-asian="normal" style:font-weight-complex="normal"/>
    </style:style>
    <style:style style:name="ce14" style:family="table-cell" style:parent-style-name="Default">
      <style:text-properties fo:color="#666666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ccff00"/>
      <style:text-properties fo:color="#666666" fo:font-weight="normal" style:font-weight-asian="normal" style:font-weight-complex="normal"/>
    </style:style>
    <style:style style:name="ce13" style:family="table-cell" style:parent-style-name="Default" style:data-style-name="N11">
      <style:text-properties fo:font-weight="normal" style:font-weight-asian="normal" style:font-weight-complex="normal"/>
    </style:style>
    <style:style style:name="ce22" style:family="table-cell" style:parent-style-name="Default" style:data-style-name="N11">
      <style:text-properties fo:color="#666666"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3" table:default-cell-style-name="ce7"/>
        <table:table-column table:style-name="co2" table:default-cell-style-name="ce1"/>
        <table:table-column table:style-name="co3" table:default-cell-style-name="ce7"/>
        <table:table-column table:style-name="co4" table:number-columns-repeated="2" table:default-cell-style-name="ce7"/>
        <table:table-column table:style-name="co2" table:number-columns-repeated="1016" table:default-cell-style-name="ce7"/>
        <table:table-row table:style-name="ro1">
          <table:table-cell table:style-name="ce1" office:value-type="string" calcext:value-type="string">
            <text:p>Tank</text:p>
          </table:table-cell>
          <table:table-cell office:value-type="string" calcext:value-type="string">
            <text:p>Dry Mass</text:p>
          </table:table-cell>
          <table:table-cell office:value-type="string" calcext:value-type="string">
            <text:p>Fuel Mass</text:p>
          </table:table-cell>
          <table:table-cell office:value-type="string" calcext:value-type="string">
            <text:p>Ox Mass</text:p>
          </table:table-cell>
          <table:table-cell table:style-name="ce10" office:value-type="string" calcext:value-type="string">
            <text:p>Mass Frac</text:p>
          </table:table-cell>
          <table:table-cell office:value-type="string" calcext:value-type="string">
            <text:p>Ox Tank Mass</text:p>
          </table:table-cell>
          <table:table-cell office:value-type="string" calcext:value-type="string">
            <text:p>Ox Mass Frac</text:p>
          </table:table-cell>
          <table:table-cell office:value-type="string" calcext:value-type="string">
            <text:p>LH2 Tank Mass</text:p>
          </table:table-cell>
          <table:table-cell office:value-type="string" calcext:value-type="string">
            <text:p>LH2 Mass Frac</text:p>
          </table:table-cell>
          <table:table-cell/>
          <table:table-cell office:value-type="string" calcext:value-type="string">
            <text:p>New LH2</text:p>
          </table:table-cell>
          <table:table-cell office:value-type="float" office:value="0.71" calcext:value-type="float">
            <text:p>0.71</text:p>
          </table:table-cell>
          <table:table-cell/>
          <table:table-cell table:style-name="ce1" office:value-type="string" calcext:value-type="string">
            <text:p>Fuel Fra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WT</text:p>
          </table:table-cell>
          <table:table-cell office:value-type="float" office:value="35000" calcext:value-type="float">
            <text:p>35000</text:p>
          </table:table-cell>
          <table:table-cell office:value-type="float" office:value="106261" calcext:value-type="float">
            <text:p>106261</text:p>
          </table:table-cell>
          <table:table-cell table:style-name="Default" office:value-type="float" office:value="629340" calcext:value-type="float">
            <text:p>629340</text:p>
          </table:table-cell>
          <table:table-cell table:style-name="ce11" table:formula="of:=[.B2]/([.C2]+[.D2])" office:value-type="float" office:value="0.0475801419519549" calcext:value-type="float">
            <text:p>0.047580141951955</text:p>
          </table:table-cell>
          <table:table-cell table:formula="of:=[.B2]*(55.7/153.8)" office:value-type="float" office:value="12675.5526657997" calcext:value-type="float">
            <text:p>12675.5526657997</text:p>
          </table:table-cell>
          <table:table-cell table:formula="of:=[.F2]/[.D2]" office:value-type="float" office:value="0.0201410249877645" calcext:value-type="float">
            <text:p>0.020141024987765</text:p>
          </table:table-cell>
          <table:table-cell table:formula="of:=[.B2]-[.F2]" office:value-type="float" office:value="22324.4473342003" calcext:value-type="float">
            <text:p>22324.4473342003</text:p>
          </table:table-cell>
          <table:table-cell table:formula="of:=[.H2]/[.C2]" office:value-type="float" office:value="0.210090694932292" calcext:value-type="float">
            <text:p>0.210090694932292</text:p>
          </table:table-cell>
          <table:table-cell/>
          <table:table-cell office:value-type="string" calcext:value-type="string">
            <text:p>New LFO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13" table:formula="of:=1/(1+[.E2])" office:value-type="percentage" office:value="0.954580905033863" calcext:value-type="percentage">
            <text:p>95.46%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WT</text:p>
          </table:table-cell>
          <table:table-cell office:value-type="float" office:value="30000" calcext:value-type="float">
            <text:p>30000</text:p>
          </table:table-cell>
          <table:table-cell office:value-type="float" office:value="106262" calcext:value-type="float">
            <text:p>106262</text:p>
          </table:table-cell>
          <table:table-cell table:style-name="Default" office:value-type="float" office:value="629341" calcext:value-type="float">
            <text:p>629341</text:p>
          </table:table-cell>
          <table:table-cell table:style-name="ce11" table:formula="of:=[.B3]/([.C3]+[.D3])" office:value-type="float" office:value="0.0407828679328388" calcext:value-type="float">
            <text:p>0.040782867932839</text:p>
          </table:table-cell>
          <table:table-cell table:formula="of:=[.B3]*(55.7/153.8)" office:value-type="float" office:value="10864.7594278283" calcext:value-type="float">
            <text:p>10864.7594278283</text:p>
          </table:table-cell>
          <table:table-cell table:formula="of:=[.F3]/[.D3]" office:value-type="float" office:value="0.0172637082723489" calcext:value-type="float">
            <text:p>0.017263708272349</text:p>
          </table:table-cell>
          <table:table-cell table:formula="of:=[.B3]-[.F3]" office:value-type="float" office:value="19135.2405721717" calcext:value-type="float">
            <text:p>19135.2405721717</text:p>
          </table:table-cell>
          <table:table-cell table:formula="of:=[.H3]/[.C3]" office:value-type="float" office:value="0.180076043855486" calcext:value-type="float">
            <text:p>0.180076043855486</text:p>
          </table:table-cell>
          <table:table-cell/>
          <table:table-cell office:value-type="string" calcext:value-type="string">
            <text:p>New ZBO</text:p>
          </table:table-cell>
          <table:table-cell office:value-type="float" office:value="0.172" calcext:value-type="float">
            <text:p>0.172</text:p>
          </table:table-cell>
          <table:table-cell/>
          <table:table-cell table:style-name="ce13" table:formula="of:=1/(1+[.E3])" office:value-type="percentage" office:value="0.960815200567396" calcext:value-type="percentage">
            <text:p>96.08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LWT</text:p>
          </table:table-cell>
          <table:table-cell office:value-type="float" office:value="26500" calcext:value-type="float">
            <text:p>26500</text:p>
          </table:table-cell>
          <table:table-cell office:value-type="float" office:value="106263" calcext:value-type="float">
            <text:p>106263</text:p>
          </table:table-cell>
          <table:table-cell table:style-name="Default" office:value-type="float" office:value="629342" calcext:value-type="float">
            <text:p>629342</text:p>
          </table:table-cell>
          <table:table-cell table:style-name="ce11" table:formula="of:=[.B4]/([.C4]+[.D4])" office:value-type="float" office:value="0.0360247687277819" calcext:value-type="float">
            <text:p>0.036024768727782</text:p>
          </table:table-cell>
          <table:table-cell table:formula="of:=[.B4]*(55.7/153.8)" office:value-type="float" office:value="9597.20416124838" calcext:value-type="float">
            <text:p>9597.20416124838</text:p>
          </table:table-cell>
          <table:table-cell table:formula="of:=[.F4]/[.D4]" office:value-type="float" office:value="0.0152495847428717" calcext:value-type="float">
            <text:p>0.015249584742872</text:p>
          </table:table-cell>
          <table:table-cell table:formula="of:=[.B4]-[.F4]" office:value-type="float" office:value="16902.7958387516" calcext:value-type="float">
            <text:p>16902.7958387516</text:p>
          </table:table-cell>
          <table:table-cell table:formula="of:=[.H4]/[.C4]" office:value-type="float" office:value="0.159065675152703" calcext:value-type="float">
            <text:p>0.159065675152703</text:p>
          </table:table-cell>
          <table:table-cell table:number-columns-repeated="4"/>
          <table:table-cell table:style-name="ce13" table:formula="of:=1/(1+[.E4])" office:value-type="percentage" office:value="0.965227888545542" calcext:value-type="percentage">
            <text:p>96.52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las Core</text:p>
          </table:table-cell>
          <table:table-cell table:formula="of:=21054-5480" office:value-type="float" office:value="15574" calcext:value-type="float">
            <text:p>15574</text:p>
          </table:table-cell>
          <table:table-cell office:value-type="float" office:value="284089" calcext:value-type="float">
            <text:p>284089</text:p>
          </table:table-cell>
          <table:table-cell table:style-name="Default" office:value-type="float" office:value="0" calcext:value-type="float">
            <text:p>0</text:p>
          </table:table-cell>
          <table:table-cell table:style-name="ce11" table:formula="of:=[.B5]/([.C5]+[.D5])" office:value-type="float" office:value="0.0548208483961012" calcext:value-type="float">
            <text:p>0.054820848396101</text:p>
          </table:table-cell>
          <table:table-cell table:number-columns-repeated="8"/>
          <table:table-cell table:style-name="ce13" table:formula="of:=1/(1+[.E5])" office:value-type="percentage" office:value="0.948028285106937" calcext:value-type="percentage">
            <text:p>94.80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las Core RSB</text:p>
          </table:table-cell>
          <table:table-cell office:value-type="float" office:value="15542.5" calcext:value-type="float">
            <text:p>15542.5</text:p>
          </table:table-cell>
          <table:table-cell table:formula="of:=25567.65*5" office:value-type="float" office:value="127838.25" calcext:value-type="float">
            <text:p>127838.25</text:p>
          </table:table-cell>
          <table:table-cell table:style-name="Default" table:formula="of:=5*31249.35" office:value-type="float" office:value="156246.75" calcext:value-type="float">
            <text:p>156246.75</text:p>
          </table:table-cell>
          <table:table-cell table:style-name="ce11" table:formula="of:=[.B6]/([.C6]+[.D6])" office:value-type="float" office:value="0.0547107379833501" calcext:value-type="float">
            <text:p>0.05471073798335</text:p>
          </table:table-cell>
          <table:table-cell table:number-columns-repeated="8"/>
          <table:table-cell table:style-name="ce13" table:formula="of:=1/(1+[.E6])" office:value-type="percentage" office:value="0.948127258012032" calcext:value-type="percentage">
            <text:p>94.81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ntaur Mix 5.5</text:p>
          </table:table-cell>
          <table:table-cell table:formula="of:=2243-190" office:value-type="float" office:value="2053" calcext:value-type="float">
            <text:p>2053</text:p>
          </table:table-cell>
          <table:table-cell table:formula="of:=1/6.5*20830" office:value-type="float" office:value="3204.61538461538" calcext:value-type="float">
            <text:p>3204.61538461538</text:p>
          </table:table-cell>
          <table:table-cell table:style-name="Default" table:formula="of:=20830-[.C7]" office:value-type="float" office:value="17625.3846153846" calcext:value-type="float">
            <text:p>17625.3846153846</text:p>
          </table:table-cell>
          <table:table-cell table:style-name="ce11" table:formula="of:=[.B7]/([.C7]+[.D7])" office:value-type="float" office:value="0.0985597695631302" calcext:value-type="float">
            <text:p>0.09855976956313</text:p>
          </table:table-cell>
          <table:table-cell table:formula="of:=0.25*[.B7]" office:value-type="float" office:value="513.25" calcext:value-type="float">
            <text:p>513.25</text:p>
          </table:table-cell>
          <table:table-cell table:formula="of:=[.F7]/[.D7]" office:value-type="float" office:value="0.0291199319163794" calcext:value-type="float">
            <text:p>0.029119931916379</text:p>
          </table:table-cell>
          <table:table-cell table:formula="of:=[.B7]-[.F7]" office:value-type="float" office:value="1539.75" calcext:value-type="float">
            <text:p>1539.75</text:p>
          </table:table-cell>
          <table:table-cell table:formula="of:=[.H7]/[.C7]" office:value-type="float" office:value="0.480478876620259" calcext:value-type="float">
            <text:p>0.480478876620259</text:p>
          </table:table-cell>
          <table:table-cell table:number-columns-repeated="4"/>
          <table:table-cell table:style-name="ce13" table:formula="of:=1/(1+[.E7])" office:value-type="percentage" office:value="0.91028274264738" calcext:value-type="percentage">
            <text:p>91.03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ntaur Mix 5.5 minus hydrz</text:p>
          </table:table-cell>
          <table:table-cell table:formula="of:=2243-190-340/2.2" office:value-type="float" office:value="1898.45454545455" calcext:value-type="float">
            <text:p>1898.45454545455</text:p>
          </table:table-cell>
          <table:table-cell table:formula="of:=1/6.5*20830" office:value-type="float" office:value="3204.61538461538" calcext:value-type="float">
            <text:p>3204.61538461538</text:p>
          </table:table-cell>
          <table:table-cell table:style-name="Default" table:formula="of:=20830-[.C8]" office:value-type="float" office:value="17625.3846153846" calcext:value-type="float">
            <text:p>17625.3846153846</text:p>
          </table:table-cell>
          <table:table-cell table:style-name="ce11" table:formula="of:=[.B8]/([.C8]+[.D8])" office:value-type="float" office:value="0.0911404006459215" calcext:value-type="float">
            <text:p>0.091140400645922</text:p>
          </table:table-cell>
          <table:table-cell table:formula="of:=0.25*[.B8]" office:value-type="float" office:value="474.613636363636" calcext:value-type="float">
            <text:p>474.613636363636</text:p>
          </table:table-cell>
          <table:table-cell table:formula="of:=[.F8]/[.D8]" office:value-type="float" office:value="0.0269278456453859" calcext:value-type="float">
            <text:p>0.026927845645386</text:p>
          </table:table-cell>
          <table:table-cell table:formula="of:=[.B8]-[.F8]" office:value-type="float" office:value="1423.84090909091" calcext:value-type="float">
            <text:p>1423.84090909091</text:p>
          </table:table-cell>
          <table:table-cell table:formula="of:=[.H8]/[.C8]" office:value-type="float" office:value="0.444309453148867" calcext:value-type="float">
            <text:p>0.444309453148867</text:p>
          </table:table-cell>
          <table:table-cell table:number-columns-repeated="4"/>
          <table:table-cell table:style-name="ce13" table:formula="of:=1/(1+[.E8])" office:value-type="percentage" office:value="0.916472343438141" calcext:value-type="percentage">
            <text:p>91.65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ntaur Mix 5.5 RSB</text:p>
          </table:table-cell>
          <table:table-cell table:formula="of:=2243-167-250" office:value-type="float" office:value="1826" calcext:value-type="float">
            <text:p>1826</text:p>
          </table:table-cell>
          <table:table-cell table:formula="of:=1/6.5*20830" office:value-type="float" office:value="3204.61538461538" calcext:value-type="float">
            <text:p>3204.61538461538</text:p>
          </table:table-cell>
          <table:table-cell table:style-name="Default" table:formula="of:=20830-[.C9]" office:value-type="float" office:value="17625.3846153846" calcext:value-type="float">
            <text:p>17625.3846153846</text:p>
          </table:table-cell>
          <table:table-cell table:style-name="ce11" table:formula="of:=[.B9]/([.C9]+[.D9])" office:value-type="float" office:value="0.0876620259241479" calcext:value-type="float">
            <text:p>0.087662025924148</text:p>
          </table:table-cell>
          <table:table-cell table:formula="of:=0.25*[.B9]" office:value-type="float" office:value="456.5" calcext:value-type="float">
            <text:p>456.5</text:p>
          </table:table-cell>
          <table:table-cell table:formula="of:=[.F9]/[.D9]" office:value-type="float" office:value="0.0259001440230437" calcext:value-type="float">
            <text:p>0.025900144023044</text:p>
          </table:table-cell>
          <table:table-cell table:formula="of:=[.B9]-[.F9]" office:value-type="float" office:value="1369.5" calcext:value-type="float">
            <text:p>1369.5</text:p>
          </table:table-cell>
          <table:table-cell table:formula="of:=[.H9]/[.C9]" office:value-type="float" office:value="0.427352376380221" calcext:value-type="float">
            <text:p>0.427352376380221</text:p>
          </table:table-cell>
          <table:table-cell table:number-columns-repeated="4"/>
          <table:table-cell table:style-name="ce13" table:formula="of:=1/(1+[.E9])" office:value-type="percentage" office:value="0.919403248587571" calcext:value-type="percentage">
            <text:p>91.94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ntaur Mix 5.5 RSB maxmin</text:p>
          </table:table-cell>
          <table:table-cell table:formula="of:=2243-167-250-5-200-80" office:value-type="float" office:value="1541" calcext:value-type="float">
            <text:p>1541</text:p>
          </table:table-cell>
          <table:table-cell table:formula="of:=1/6.5*20830" office:value-type="float" office:value="3204.61538461538" calcext:value-type="float">
            <text:p>3204.61538461538</text:p>
          </table:table-cell>
          <table:table-cell table:style-name="Default" table:formula="of:=20830-[.C10]" office:value-type="float" office:value="17625.3846153846" calcext:value-type="float">
            <text:p>17625.3846153846</text:p>
          </table:table-cell>
          <table:table-cell table:style-name="ce11" table:formula="of:=[.B10]/([.C10]+[.D10])" office:value-type="float" office:value="0.0739798367738838" calcext:value-type="float">
            <text:p>0.073979836773884</text:p>
          </table:table-cell>
          <table:table-cell table:formula="of:=0.25*[.B10]" office:value-type="float" office:value="385.25" calcext:value-type="float">
            <text:p>385.25</text:p>
          </table:table-cell>
          <table:table-cell table:formula="of:=[.F10]/[.D10]" office:value-type="float" office:value="0.0218576790468293" calcext:value-type="float">
            <text:p>0.021857679046829</text:p>
          </table:table-cell>
          <table:table-cell table:formula="of:=[.B10]-[.F10]" office:value-type="float" office:value="1155.75" calcext:value-type="float">
            <text:p>1155.75</text:p>
          </table:table-cell>
          <table:table-cell table:formula="of:=[.H10]/[.C10]" office:value-type="float" office:value="0.360651704272684" calcext:value-type="float">
            <text:p>0.360651704272684</text:p>
          </table:table-cell>
          <table:table-cell table:number-columns-repeated="4"/>
          <table:table-cell table:style-name="ce13" table:formula="of:=1/(1+[.E10])" office:value-type="percentage" office:value="0.931116177193688" calcext:value-type="percentage">
            <text:p>93.11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ane 5 Mix 6.2</text:p>
          </table:table-cell>
          <table:table-cell office:value-type="float" office:value="12200" calcext:value-type="float">
            <text:p>12200</text:p>
          </table:table-cell>
          <table:table-cell table:formula="of:=(184700-14700)/7.2" office:value-type="float" office:value="23611.1111111111" calcext:value-type="float">
            <text:p>23611.1111111111</text:p>
          </table:table-cell>
          <table:table-cell table:style-name="Default" table:formula="of:=[.C11]*6.2" office:value-type="float" office:value="146388.888888889" calcext:value-type="float">
            <text:p>146388.888888889</text:p>
          </table:table-cell>
          <table:table-cell table:style-name="ce11" table:formula="of:=[.B11]/([.C11]+[.D11])" office:value-type="float" office:value="0.0717647058823529" calcext:value-type="float">
            <text:p>0.071764705882353</text:p>
          </table:table-cell>
          <table:table-cell table:formula="of:=0.25*[.B11]" office:value-type="float" office:value="3050" calcext:value-type="float">
            <text:p>3050</text:p>
          </table:table-cell>
          <table:table-cell table:formula="of:=[.F11]/[.D11]" office:value-type="float" office:value="0.0208349146110057" calcext:value-type="float">
            <text:p>0.020834914611006</text:p>
          </table:table-cell>
          <table:table-cell table:formula="of:=[.B11]-[.F11]" office:value-type="float" office:value="9150" calcext:value-type="float">
            <text:p>9150</text:p>
          </table:table-cell>
          <table:table-cell table:formula="of:=[.H11]/[.C11]" office:value-type="float" office:value="0.387529411764706" calcext:value-type="float">
            <text:p>0.387529411764706</text:p>
          </table:table-cell>
          <table:table-cell table:number-columns-repeated="4"/>
          <table:table-cell table:style-name="ce13" table:formula="of:=1/(1+[.E11])" office:value-type="percentage" office:value="0.933040614709111" calcext:value-type="percentage">
            <text:p>93.30%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ce15"/>
          <table:table-cell table:number-columns-repeated="8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Stock LFO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table:style-name="ce11" table:formula="of:=[.B13]/([.C13]+[.D13])" office:value-type="float" office:value="0.125" calcext:value-type="float">
            <text:p>0.125</text:p>
          </table:table-cell>
          <table:table-cell table:number-columns-repeated="8"/>
          <table:table-cell table:style-name="ce13" table:formula="of:=1/(1+[.E13])" office:value-type="percentage" office:value="0.888888888888889" calcext:value-type="percentage">
            <text:p>88.89%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Old SMURFF LFO</text:p>
          </table:table-cell>
          <table:table-cell table:style-name="ce9" table:formula="of:=[.B13]/4" office:value-type="float" office:value="0.25" calcext:value-type="float">
            <text:p>0.25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table:style-name="ce11" table:formula="of:=[.B14]/([.C14]+[.D14])" office:value-type="float" office:value="0.03125" calcext:value-type="float">
            <text:p>0.03125</text:p>
          </table:table-cell>
          <table:table-cell table:style-name="ce9"/>
          <table:table-cell table:formula="of:=[.E13]/8" office:value-type="float" office:value="0.015625" calcext:value-type="float">
            <text:p>0.015625</text:p>
          </table:table-cell>
          <table:table-cell table:style-name="ce9" table:formula="of:=1/(1+[.G14])" office:value-type="float" office:value="0.984615384615385" calcext:value-type="float">
            <text:p>0.984615384615385</text:p>
          </table:table-cell>
          <table:table-cell office:value-type="string" calcext:value-type="string">
            <text:p>SLWT LFO</text:p>
          </table:table-cell>
          <table:table-cell office:value-type="float" office:value="8" calcext:value-type="float">
            <text:p>8</text:p>
          </table:table-cell>
          <table:table-cell table:formula="of:=[.E13]/[.J14]*0.005" office:value-type="float" office:value="0.000078125" calcext:value-type="float">
            <text:p>7.8125E-05</text:p>
          </table:table-cell>
          <table:table-cell table:number-columns-repeated="2"/>
          <table:table-cell table:style-name="ce13" table:formula="of:=1/(1+[.E14])" office:value-type="percentage" office:value="0.96969696969697" calcext:value-type="percentage">
            <text:p>96.97%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Stock MP</text:p>
          </table:table-cell>
          <table:table-cell table:style-name="ce9" table:formula="of:=2/15" office:value-type="float" office:value="0.133333333333333" calcext:value-type="float">
            <text:p>0.1333333333333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formula="of:=[.B15]/([.C15]+[.D15])" office:value-type="float" office:value="0.133333333333333" calcext:value-type="float">
            <text:p>0.133333333333333</text:p>
          </table:table-cell>
          <table:table-cell table:style-name="ce9"/>
          <table:table-cell table:formula="of:=[.E21]/1.25" office:value-type="float" office:value="0.16" calcext:value-type="float">
            <text:p>0.16</text:p>
          </table:table-cell>
          <table:table-cell table:style-name="ce9" table:formula="of:=1/(1+[.G15])" office:value-type="float" office:value="0.862068965517241" calcext:value-type="float">
            <text:p>0.862068965517241</text:p>
          </table:table-cell>
          <table:table-cell office:value-type="string" calcext:value-type="string">
            <text:p>SLWT LH2</text:p>
          </table:table-cell>
          <table:table-cell office:value-type="float" office:value="1.25" calcext:value-type="float">
            <text:p>1.25</text:p>
          </table:table-cell>
          <table:table-cell table:number-columns-repeated="3"/>
          <table:table-cell table:style-name="ce13" table:formula="of:=1/(1+[.E15])" office:value-type="percentage" office:value="0.882352941176471" calcext:value-type="percentage">
            <text:p>88.24%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Old SMURFF MP</text:p>
          </table:table-cell>
          <table:table-cell table:style-name="ce9" table:formula="of:=2/15/4" office:value-type="float" office:value="0.0333333333333333" calcext:value-type="float">
            <text:p>0.0333333333333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formula="of:=[.B16]/([.C16]+[.D16])" office:value-type="float" office:value="0.0333333333333333" calcext:value-type="float">
            <text:p>0.033333333333333</text:p>
          </table:table-cell>
          <table:table-cell table:style-name="ce9"/>
          <table:table-cell table:formula="of:=([.G15]+4.7*[.G14])/5.7" office:value-type="float" office:value="0.0409539473684211" calcext:value-type="float">
            <text:p>0.040953947368421</text:p>
          </table:table-cell>
          <table:table-cell table:style-name="ce9" table:formula="of:=1/(1+[.G16])" office:value-type="float" office:value="0.960657291831253" calcext:value-type="float">
            <text:p>0.960657291831253</text:p>
          </table:table-cell>
          <table:table-cell office:value-type="string" calcext:value-type="string">
            <text:p>SLWT LH2O</text:p>
          </table:table-cell>
          <table:table-cell table:number-columns-repeated="4"/>
          <table:table-cell table:style-name="ce13" table:formula="of:=1/(1+[.E16])" office:value-type="percentage" office:value="0.967741935483871" calcext:value-type="percentage">
            <text:p>96.77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d CT LH2</text:p>
          </table:table-cell>
          <table:table-cell office:value-type="float" office:value="25" calcext:value-type="float">
            <text:p>25</text:p>
          </table:table-cell>
          <table:table-cell office:value-type="float" office:value="70.85" calcext:value-type="float">
            <text:p>70.85</text:p>
          </table:table-cell>
          <table:table-cell/>
          <table:table-cell table:style-name="ce11" table:formula="of:=[.B17]/([.C17]+[.D17])" office:value-type="float" office:value="0.352858151023289" calcext:value-type="float">
            <text:p>0.352858151023289</text:p>
          </table:table-cell>
          <table:table-cell/>
          <table:table-cell table:formula="of:=([.G15]*4.995*70.85+[.G14]*5000*0.333)/(4.995*70.85+5000*0.333)" office:value-type="float" office:value="0.0409327450414416" calcext:value-type="float">
            <text:p>0.040932745041442</text:p>
          </table:table-cell>
          <table:table-cell table:number-columns-repeated="6"/>
          <table:table-cell table:style-name="ce13" table:formula="of:=1/(1+[.E17])" office:value-type="percentage" office:value="0.739175795513824" calcext:value-type="percentage">
            <text:p>73.92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d SMURFF LH2</text:p>
          </table:table-cell>
          <table:table-cell table:formula="of:=25/0.6049" office:value-type="float" office:value="41.3291453132749" calcext:value-type="float">
            <text:p>41.3291453132749</text:p>
          </table:table-cell>
          <table:table-cell office:value-type="float" office:value="70.85" calcext:value-type="float">
            <text:p>70.85</text:p>
          </table:table-cell>
          <table:table-cell/>
          <table:table-cell table:style-name="ce11" table:formula="of:=[.B18]/([.C18]+[.D18])" office:value-type="float" office:value="0.5833330319446" calcext:value-type="float">
            <text:p>0.5833330319446</text:p>
          </table:table-cell>
          <table:table-cell table:number-columns-repeated="8"/>
          <table:table-cell table:style-name="ce13" table:formula="of:=1/(1+[.E18])" office:value-type="percentage" office:value="0.631579067589988" calcext:value-type="percentage">
            <text:p>63.16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d SMURFF LH2O</text:p>
          </table:table-cell>
          <table:table-cell table:formula="of:=[.C19]*[.E18]+[.D19]*[.E14]" office:value-type="float" office:value="0.000310474871879649" calcext:value-type="float">
            <text:p>0.00031047487188</text:p>
          </table:table-cell>
          <table:table-cell table:formula="of:=6*0.00007085" office:value-type="float" office:value="0.0004251" calcext:value-type="float">
            <text:p>0.0004251</text:p>
          </table:table-cell>
          <table:table-cell table:formula="of:=0.005*0.4" office:value-type="float" office:value="0.002" calcext:value-type="float">
            <text:p>0.002</text:p>
          </table:table-cell>
          <table:table-cell table:style-name="ce11" table:formula="of:=[.B19]/([.C19]+[.D19])" office:value-type="float" office:value="0.128025595595913" calcext:value-type="float">
            <text:p>0.128025595595913</text:p>
          </table:table-cell>
          <table:table-cell table:number-columns-repeated="2"/>
          <table:table-cell table:formula="of:=[.G15]*3*0.00007085" office:value-type="float" office:value="0.000034008" calcext:value-type="float">
            <text:p>3.4008E-05</text:p>
          </table:table-cell>
          <table:table-cell table:formula="of:=[.G14]*0.005*0.2" office:value-type="float" office:value="0.000015625" calcext:value-type="float">
            <text:p>1.5625E-05</text:p>
          </table:table-cell>
          <table:table-cell table:formula="of:=[.H19]+[.I19]" office:value-type="float" office:value="0.000049633" calcext:value-type="float">
            <text:p>4.9633E-05</text:p>
          </table:table-cell>
          <table:table-cell table:number-columns-repeated="3"/>
          <table:table-cell table:style-name="ce13" table:formula="of:=1/(1+[.E19])" office:value-type="percentage" office:value="0.886504706900485" calcext:value-type="percentage">
            <text:p>88.65%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5"/>
          <table:table-cell table:number-columns-repeated="4"/>
          <table:table-cell table:style-name="Default"/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Current CT LH2</text:p>
          </table:table-cell>
          <table:table-cell office:value-type="float" office:value="8.16192" calcext:value-type="float">
            <text:p>8.16192</text:p>
          </table:table-cell>
          <table:table-cell table:formula="of:=576000*0.00007085" office:value-type="float" office:value="40.8096" calcext:value-type="float">
            <text:p>40.8096</text:p>
          </table:table-cell>
          <table:table-cell/>
          <table:table-cell table:style-name="ce11" table:formula="of:=[.B21]/([.C21]+[.D21])" office:value-type="float" office:value="0.2" calcext:value-type="float">
            <text:p>0.2</text:p>
          </table:table-cell>
          <table:table-cell/>
          <table:table-cell table:style-name="Default" office:value-type="string" calcext:value-type="string">
            <text:p>Mix ratio:</text:p>
          </table:table-cell>
          <table:table-cell table:formula="of:=[.D26]/[.C26]" office:value-type="float" office:value="4.70477534697718" calcext:value-type="float">
            <text:p>4.70477534697718</text:p>
          </table:table-cell>
          <table:table-cell table:number-columns-repeated="5"/>
          <table:table-cell table:style-name="ce13" table:formula="of:=1/(1+[.E21])" office:value-type="percentage" office:value="0.833333333333333" calcext:value-type="percentage">
            <text:p>83.33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“Current” SMURFF LH2</text:p>
          </table:table-cell>
          <table:table-cell table:formula="of:=[.B21]/0.6049" office:value-type="float" office:value="13.493007108613" calcext:value-type="float">
            <text:p>13.493007108613</text:p>
          </table:table-cell>
          <table:table-cell office:value-type="float" office:value="40.8096" calcext:value-type="float">
            <text:p>40.8096</text:p>
          </table:table-cell>
          <table:table-cell/>
          <table:table-cell table:style-name="ce11" table:formula="of:=[.B22]/([.C22]+[.D22])" office:value-type="float" office:value="0.330633162506199" calcext:value-type="float">
            <text:p>0.330633162506199</text:p>
          </table:table-cell>
          <table:table-cell table:number-columns-repeated="8"/>
          <table:table-cell table:style-name="ce13" table:formula="of:=1/(1+[.E22])" office:value-type="percentage" office:value="0.751521928189837" calcext:value-type="percentage">
            <text:p>75.15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“Current” SMURFF ZBO</text:p>
          </table:table-cell>
          <table:table-cell table:formula="of:=[.B21]/0.301072" office:value-type="float" office:value="27.1095286177393" calcext:value-type="float">
            <text:p>27.1095286177393</text:p>
          </table:table-cell>
          <table:table-cell office:value-type="float" office:value="40.8096" calcext:value-type="float">
            <text:p>40.8096</text:p>
          </table:table-cell>
          <table:table-cell/>
          <table:table-cell table:style-name="ce11" table:formula="of:=[.B23]/([.C23]+[.D23])" office:value-type="float" office:value="0.664292926608917" calcext:value-type="float">
            <text:p>0.664292926608917</text:p>
          </table:table-cell>
          <table:table-cell table:number-columns-repeated="8"/>
          <table:table-cell table:style-name="ce13" table:formula="of:=1/(1+[.E23])" office:value-type="percentage" office:value="0.600855765239327" calcext:value-type="percentage">
            <text:p>60.09%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Current CT LH2O</text:p>
          </table:table-cell>
          <table:table-cell table:style-name="ce9" office:value-type="float" office:value="0.000233745" calcext:value-type="float">
            <text:p>0.000233745</text:p>
          </table:table-cell>
          <table:table-cell table:style-name="ce9" table:formula="of:=3*0.00007085" office:value-type="float" office:value="0.00021255" calcext:value-type="float">
            <text:p>0.00021255</text:p>
          </table:table-cell>
          <table:table-cell table:style-name="ce9" table:formula="of:=0.2*0.005" office:value-type="float" office:value="0.001" calcext:value-type="float">
            <text:p>0.001</text:p>
          </table:table-cell>
          <table:table-cell table:style-name="ce11" table:formula="of:=[.B24]/([.C24]+[.D24])" office:value-type="float" office:value="0.192771432105893" calcext:value-type="float">
            <text:p>0.192771432105893</text:p>
          </table:table-cell>
          <table:table-cell table:style-name="ce9" table:formula="of:=[.D24]*[.$E$13]" office:value-type="float" office:value="0.000125" calcext:value-type="float">
            <text:p>0.000125</text:p>
          </table:table-cell>
          <table:table-cell table:formula="of:=[.F24]/[.D24]" office:value-type="float" office:value="0.125" calcext:value-type="float">
            <text:p>0.125</text:p>
          </table:table-cell>
          <table:table-cell table:style-name="ce9" table:formula="of:=[.B24]-[.F24]" office:value-type="float" office:value="0.000108745" calcext:value-type="float">
            <text:p>0.000108745</text:p>
          </table:table-cell>
          <table:table-cell table:formula="of:=[.H24]/[.C24]" office:value-type="float" office:value="0.511620795107034" calcext:value-type="float">
            <text:p>0.511620795107034</text:p>
          </table:table-cell>
          <table:table-cell table:style-name="ce9" table:number-columns-repeated="4"/>
          <table:table-cell table:style-name="ce13" table:formula="of:=1/(1+[.E24])" office:value-type="percentage" office:value="0.838383593941761" calcext:value-type="percentage">
            <text:p>83.84%</text:p>
          </table:table-cell>
          <table:table-cell table:style-name="ce9" table:number-columns-repeated="1010"/>
        </table:table-row>
        <table:table-row table:style-name="ro1">
          <table:table-cell office:value-type="string" calcext:value-type="string">
            <text:p>“Current” SMURFF LH2O</text:p>
          </table:table-cell>
          <table:table-cell table:formula="of:=3*0.2*0.00007085/0.6049+0.2*0.000625/4" office:value-type="float" office:value="0.000101526078690693" calcext:value-type="float">
            <text:p>0.000101526078691</text:p>
          </table:table-cell>
          <table:table-cell table:style-name="ce9" table:formula="of:=3*0.00007085" office:value-type="float" office:value="0.00021255" calcext:value-type="float">
            <text:p>0.00021255</text:p>
          </table:table-cell>
          <table:table-cell table:style-name="ce9" table:formula="of:=0.2*0.005" office:value-type="float" office:value="0.001" calcext:value-type="float">
            <text:p>0.001</text:p>
          </table:table-cell>
          <table:table-cell table:style-name="ce11" table:formula="of:=[.B25]/([.C25]+[.D25])" office:value-type="float" office:value="0.0837293956461117" calcext:value-type="float">
            <text:p>0.083729395646112</text:p>
          </table:table-cell>
          <table:table-cell table:formula="of:=[.D25]*[.E14]" office:value-type="float" office:value="0.00003125" calcext:value-type="float">
            <text:p>3.125E-05</text:p>
          </table:table-cell>
          <table:table-cell table:formula="of:=[.F25]/[.D25]" office:value-type="float" office:value="0.03125" calcext:value-type="float">
            <text:p>0.03125</text:p>
          </table:table-cell>
          <table:table-cell table:style-name="ce9" table:formula="of:=[.B25]-[.F25]" office:value-type="float" office:value="0.0000702760786906927" calcext:value-type="float">
            <text:p>7.02760786906927E-05</text:p>
          </table:table-cell>
          <table:table-cell table:formula="of:=[.H25]/[.C25]" office:value-type="float" office:value="0.330633162506199" calcext:value-type="float">
            <text:p>0.330633162506199</text:p>
          </table:table-cell>
          <table:table-cell table:number-columns-repeated="4"/>
          <table:table-cell table:style-name="ce13" table:formula="of:=1/(1+[.E25])" office:value-type="percentage" office:value="0.922739573197428" calcext:value-type="percentage">
            <text:p>92.27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“Current” SMURFF LH2O Cryo</text:p>
          </table:table-cell>
          <table:table-cell table:formula="of:=3*0.2*0.00007085/0.301072+0.2*0.000625/4" office:value-type="float" office:value="0.000172445461550725" calcext:value-type="float">
            <text:p>0.000172445461551</text:p>
          </table:table-cell>
          <table:table-cell table:style-name="ce9" table:formula="of:=3*0.00007085" office:value-type="float" office:value="0.00021255" calcext:value-type="float">
            <text:p>0.00021255</text:p>
          </table:table-cell>
          <table:table-cell table:style-name="ce9" table:formula="of:=0.2*0.005" office:value-type="float" office:value="0.001" calcext:value-type="float">
            <text:p>0.001</text:p>
          </table:table-cell>
          <table:table-cell table:style-name="ce11" table:formula="of:=[.B26]/([.C26]+[.D26])" office:value-type="float" office:value="0.142217196446106" calcext:value-type="float">
            <text:p>0.142217196446106</text:p>
          </table:table-cell>
          <table:table-cell table:formula="of:=[.D26]*[.E14]" office:value-type="float" office:value="0.00003125" calcext:value-type="float">
            <text:p>3.125E-05</text:p>
          </table:table-cell>
          <table:table-cell table:formula="of:=[.F26]/[.D26]" office:value-type="float" office:value="0.03125" calcext:value-type="float">
            <text:p>0.03125</text:p>
          </table:table-cell>
          <table:table-cell table:style-name="ce9" table:formula="of:=[.B26]-[.F26]" office:value-type="float" office:value="0.000141195461550725" calcext:value-type="float">
            <text:p>0.000141195461551</text:p>
          </table:table-cell>
          <table:table-cell table:formula="of:=[.H26]/[.C26]" office:value-type="float" office:value="0.664292926608916" calcext:value-type="float">
            <text:p>0.664292926608916</text:p>
          </table:table-cell>
          <table:table-cell table:number-columns-repeated="4"/>
          <table:table-cell table:style-name="ce13" table:formula="of:=1/(1+[.E26])" office:value-type="percentage" office:value="0.875490233478711" calcext:value-type="percentage">
            <text:p>87.55%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5"/>
          <table:table-cell table:number-columns-repeated="2"/>
          <table:table-cell table:style-name="ce9"/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New SMURFF LH2</text:p>
          </table:table-cell>
          <table:table-cell table:formula="of:=[.B21]/[.$L$1]" office:value-type="float" office:value="11.495661971831" calcext:value-type="float">
            <text:p>11.495661971831</text:p>
          </table:table-cell>
          <table:table-cell office:value-type="float" office:value="40.8096" calcext:value-type="float">
            <text:p>40.8096</text:p>
          </table:table-cell>
          <table:table-cell/>
          <table:table-cell table:style-name="ce11" table:formula="of:=[.B28]/([.C28]+[.D28])" office:value-type="float" office:value="0.28169014084507" calcext:value-type="float">
            <text:p>0.28169014084507</text:p>
          </table:table-cell>
          <table:table-cell table:number-columns-repeated="4"/>
          <table:table-cell table:formula="of:=[.E28]*0.00007085*1000" office:value-type="float" office:value="0.0199577464788732" calcext:value-type="float">
            <text:p>0.019957746478873</text:p>
          </table:table-cell>
          <table:table-cell table:number-columns-repeated="3"/>
          <table:table-cell table:style-name="ce13" table:formula="of:=1/(1+[.E28])" office:value-type="percentage" office:value="0.78021978021978" calcext:value-type="percentage">
            <text:p>78.02%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New SMURFF ZBO</text:p>
          </table:table-cell>
          <table:table-cell table:style-name="ce12" table:formula="of:=[.B21]/[.$L$3]" office:value-type="float" office:value="47.453023255814" calcext:value-type="float">
            <text:p>47.453023255814</text:p>
          </table:table-cell>
          <table:table-cell table:style-name="ce12" office:value-type="float" office:value="40.8096" calcext:value-type="float">
            <text:p>40.8096</text:p>
          </table:table-cell>
          <table:table-cell table:style-name="ce12"/>
          <table:table-cell table:style-name="ce20" table:formula="of:=[.B29]/([.C29]+[.D29])" office:value-type="float" office:value="1.16279069767442" calcext:value-type="float">
            <text:p>1.16279069767442</text:p>
          </table:table-cell>
          <table:table-cell table:style-name="ce12" table:number-columns-repeated="4"/>
          <table:table-cell table:style-name="ce12" table:formula="of:=[.E29]*0.00007085*1000" office:value-type="float" office:value="0.0823837209302326" calcext:value-type="float">
            <text:p>0.082383720930233</text:p>
          </table:table-cell>
          <table:table-cell table:style-name="ce12" table:number-columns-repeated="3"/>
          <table:table-cell table:style-name="ce22" table:formula="of:=1/(1+[.E29])" office:value-type="percentage" office:value="0.46236559139785" calcext:value-type="percentage">
            <text:p>46.24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 SMURFF LH2O</text:p>
          </table:table-cell>
          <table:table-cell table:formula="of:=3*0.2*0.00007085/[.$L$1]+0.2*0.000625/[.$L$2]" office:value-type="float" office:value="0.0000896351441985245" calcext:value-type="float">
            <text:p>8.96351441985245E-05</text:p>
          </table:table-cell>
          <table:table-cell table:style-name="ce9" table:formula="of:=3*0.00007085" office:value-type="float" office:value="0.00021255" calcext:value-type="float">
            <text:p>0.00021255</text:p>
          </table:table-cell>
          <table:table-cell table:style-name="ce9" table:formula="of:=0.2*0.005" office:value-type="float" office:value="0.001" calcext:value-type="float">
            <text:p>0.001</text:p>
          </table:table-cell>
          <table:table-cell table:style-name="ce11" table:formula="of:=[.B30]/([.C30]+[.D30])" office:value-type="float" office:value="0.0739228437578034" calcext:value-type="float">
            <text:p>0.073922843757803</text:p>
          </table:table-cell>
          <table:table-cell table:number-columns-repeated="4"/>
          <table:table-cell office:value-type="string" calcext:value-type="string">
            <text:p>arg</text:p>
          </table:table-cell>
          <table:table-cell table:formula="of:=1.395*0.62" office:value-type="float" office:value="0.8649" calcext:value-type="float">
            <text:p>0.8649</text:p>
          </table:table-cell>
          <table:table-cell table:number-columns-repeated="2"/>
          <table:table-cell table:style-name="ce13" table:formula="of:=1/(1+[.E30])" office:value-type="percentage" office:value="0.931165591469181" calcext:value-type="percentage">
            <text:p>93.12%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New SMURFF LH2O Cryo</text:p>
          </table:table-cell>
          <table:table-cell table:style-name="ce12" table:formula="of:=3*0.2*0.00007085/0.1706+0.2*0.000625/[.$L$2]" office:value-type="float" office:value="0.000278941271702116" calcext:value-type="float">
            <text:p>0.000278941271702</text:p>
          </table:table-cell>
          <table:table-cell table:style-name="ce14" table:formula="of:=3*0.00007085" office:value-type="float" office:value="0.00021255" calcext:value-type="float">
            <text:p>0.00021255</text:p>
          </table:table-cell>
          <table:table-cell table:style-name="ce14" table:formula="of:=0.2*0.005" office:value-type="float" office:value="0.001" calcext:value-type="float">
            <text:p>0.001</text:p>
          </table:table-cell>
          <table:table-cell table:style-name="ce20" table:formula="of:=[.B31]/([.C31]+[.D31])" office:value-type="float" office:value="0.230045170675119" calcext:value-type="float">
            <text:p>0.230045170675119</text:p>
          </table:table-cell>
          <table:table-cell table:style-name="ce12" table:number-columns-repeated="4"/>
          <table:table-cell table:style-name="ce12" office:value-type="string" calcext:value-type="string">
            <text:p>lith</text:p>
          </table:table-cell>
          <table:table-cell table:style-name="ce12" table:formula="of:=0.000534/9*1000" office:value-type="float" office:value="0.0593333333333333" calcext:value-type="float">
            <text:p>0.059333333333333</text:p>
          </table:table-cell>
          <table:table-cell table:style-name="ce12" table:number-columns-repeated="2"/>
          <table:table-cell table:style-name="ce22" table:formula="of:=1/(1+[.E31])" office:value-type="percentage" office:value="0.812978274164633" calcext:value-type="percentage">
            <text:p>81.30%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New SMURFF LFO</text:p>
          </table:table-cell>
          <table:table-cell table:style-name="ce9" table:formula="of:=[.B13]/[.$L$2]" office:value-type="float" office:value="0.238095238095238" calcext:value-type="float">
            <text:p>0.238095238095238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table:style-name="ce11" table:formula="of:=[.B32]/([.C32]+[.D32])" office:value-type="float" office:value="0.0297619047619048" calcext:value-type="float">
            <text:p>0.029761904761905</text:p>
          </table:table-cell>
          <table:table-cell table:style-name="ce9"/>
          <table:table-cell/>
          <table:table-cell table:style-name="ce9"/>
          <table:table-cell/>
          <table:table-cell table:formula="of:=[.E32]*0.005/5*1000" office:value-type="float" office:value="0.0297619047619048" calcext:value-type="float">
            <text:p>0.029761904761905</text:p>
          </table:table-cell>
          <table:table-cell table:number-columns-repeated="3"/>
          <table:table-cell table:style-name="ce13" table:formula="of:=1/(1+[.E32])" office:value-type="percentage" office:value="0.971098265895954" calcext:value-type="percentage">
            <text:p>97.11%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New SMURFF MP</text:p>
          </table:table-cell>
          <table:table-cell table:style-name="ce9" table:formula="of:=[.B15]/[.$L$2]" office:value-type="float" office:value="0.0317460317460317" calcext:value-type="float">
            <text:p>0.0317460317460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formula="of:=[.B33]/([.C33]+[.D33])" office:value-type="float" office:value="0.0317460317460317" calcext:value-type="float">
            <text:p>0.031746031746032</text:p>
          </table:table-cell>
          <table:table-cell table:style-name="ce9"/>
          <table:table-cell/>
          <table:table-cell table:style-name="ce9"/>
          <table:table-cell/>
          <table:table-cell table:formula="of:=[.E33]*0.004/5*1000" office:value-type="float" office:value="0.0253968253968254" calcext:value-type="float">
            <text:p>0.025396825396825</text:p>
          </table:table-cell>
          <table:table-cell table:number-columns-repeated="3"/>
          <table:table-cell table:style-name="ce13" table:formula="of:=1/(1+[.E33])" office:value-type="percentage" office:value="0.969230769230769" calcext:value-type="percentage">
            <text:p>96.92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 SMURFF LH2O 5.5</text:p>
          </table:table-cell>
          <table:table-cell table:formula="of:=[.D34]*[.E32]+[.C34]*[.E28]" office:value-type="float" office:value="0.080978294006463" calcext:value-type="float">
            <text:p>0.080978294006463</text:p>
          </table:table-cell>
          <table:table-cell table:formula="of:=1/5.5" office:value-type="float" office:value="0.181818181818182" calcext:value-type="float">
            <text:p>0.181818181818182</text:p>
          </table:table-cell>
          <table:table-cell office:value-type="float" office:value="1" calcext:value-type="float">
            <text:p>1</text:p>
          </table:table-cell>
          <table:table-cell table:style-name="ce11" table:formula="of:=[.B34]/([.C34]+[.D34])" office:value-type="float" office:value="0.0685200949285456" calcext:value-type="float">
            <text:p>0.068520094928546</text:p>
          </table:table-cell>
          <table:table-cell table:number-columns-repeated="4"/>
          <table:table-cell office:value-type="string" calcext:value-type="string">
            <text:p>xen</text:p>
          </table:table-cell>
          <table:table-cell table:formula="of:=3.08/9" office:value-type="float" office:value="0.342222222222222" calcext:value-type="float">
            <text:p>0.342222222222222</text:p>
          </table:table-cell>
          <table:table-cell table:number-columns-repeated="2"/>
          <table:table-cell table:style-name="ce13" table:formula="of:=1/(1+[.E34])" office:value-type="percentage" office:value="0.935873835921516" calcext:value-type="percentage">
            <text:p>93.59%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5"/>
          <table:table-cell table:number-columns-repeated="8"/>
          <table:table-cell table:style-name="ce13"/>
          <table:table-cell table:number-columns-repeated="1010"/>
        </table:table-row>
        <table:table-row table:style-name="ro1">
          <table:table-cell table:style-name="ce9" office:value-type="string" calcext:value-type="string">
            <text:p>New CT LH2O</text:p>
          </table:table-cell>
          <table:table-cell table:style-name="ce9" office:value-type="float" office:value="0.000278904" calcext:value-type="float">
            <text:p>0.000278904</text:p>
          </table:table-cell>
          <table:table-cell table:style-name="ce9" table:formula="of:=4.995*0.00007085" office:value-type="float" office:value="0.00035389575" calcext:value-type="float">
            <text:p>0.00035389575</text:p>
          </table:table-cell>
          <table:table-cell table:style-name="ce9" table:formula="of:=0.333*0.005" office:value-type="float" office:value="0.001665" calcext:value-type="float">
            <text:p>0.001665</text:p>
          </table:table-cell>
          <table:table-cell table:style-name="ce11" table:formula="of:=[.B36]/([.C36]+[.D36])" office:value-type="float" office:value="0.138146806242967" calcext:value-type="float">
            <text:p>0.138146806242967</text:p>
          </table:table-cell>
          <table:table-cell table:style-name="ce9" table:formula="of:=[.D36]*[.$E$13]" office:value-type="float" office:value="0.000208125" calcext:value-type="float">
            <text:p>0.000208125</text:p>
          </table:table-cell>
          <table:table-cell table:formula="of:=[.F36]/[.D36]" office:value-type="float" office:value="0.125" calcext:value-type="float">
            <text:p>0.125</text:p>
          </table:table-cell>
          <table:table-cell table:style-name="ce9" table:formula="of:=[.B36]-[.F36]" office:value-type="float" office:value="0.000070779" calcext:value-type="float">
            <text:p>7.0779E-05</text:p>
          </table:table-cell>
          <table:table-cell table:formula="of:=[.H36]/[.C36]" office:value-type="float" office:value="0.199999576146365" calcext:value-type="float">
            <text:p>0.199999576146365</text:p>
          </table:table-cell>
          <table:table-cell table:style-name="ce9" table:number-columns-repeated="4"/>
          <table:table-cell table:style-name="ce13" table:formula="of:=1/(1+[.E36])" office:value-type="percentage" office:value="0.878621276723526" calcext:value-type="percentage">
            <text:p>87.86%</text:p>
          </table:table-cell>
          <table:table-cell table:style-name="ce9" table:number-columns-repeated="1010"/>
        </table:table-row>
        <table:table-row table:style-name="ro1">
          <table:table-cell table:style-name="ce9" office:value-type="string" calcext:value-type="string">
            <text:p>New CT LH2</text:p>
          </table:table-cell>
          <table:table-cell table:style-name="ce9" office:value-type="float" office:value="0.000106275" calcext:value-type="float">
            <text:p>0.000106275</text:p>
          </table:table-cell>
          <table:table-cell table:style-name="ce9" table:formula="of:=7.5*0.00007085" office:value-type="float" office:value="0.000531375" calcext:value-type="float">
            <text:p>0.000531375</text:p>
          </table:table-cell>
          <table:table-cell table:style-name="ce9"/>
          <table:table-cell table:style-name="ce11" table:formula="of:=[.B37]/([.C37]+[.D37])" office:value-type="float" office:value="0.2" calcext:value-type="float">
            <text:p>0.2</text:p>
          </table:table-cell>
          <table:table-cell table:style-name="ce9"/>
          <table:table-cell/>
          <table:table-cell table:style-name="ce9"/>
          <table:table-cell/>
          <table:table-cell table:style-name="ce9" table:number-columns-repeated="4"/>
          <table:table-cell table:style-name="ce13" table:formula="of:=1/(1+[.E37])" office:value-type="percentage" office:value="0.833333333333333" calcext:value-type="percentage">
            <text:p>83.33%</text:p>
          </table:table-cell>
          <table:table-cell table:style-name="ce9" table:number-columns-repeated="1010"/>
        </table:table-row>
        <table:table-row table:style-name="ro1">
          <table:table-cell office:value-type="string" calcext:value-type="string">
            <text:p>New new SMURFF LH2</text:p>
          </table:table-cell>
          <table:table-cell table:formula="of:=[.B37]/[.L1]" office:value-type="float" office:value="0.000149683098591549" calcext:value-type="float">
            <text:p>0.000149683098592</text:p>
          </table:table-cell>
          <table:table-cell table:formula="of:=[.C37]" office:value-type="float" office:value="0.000531375" calcext:value-type="float">
            <text:p>0.000531375</text:p>
          </table:table-cell>
          <table:table-cell/>
          <table:table-cell table:style-name="ce11" table:formula="of:=[.B38]/([.C38]+[.D38])" office:value-type="float" office:value="0.28169014084507" calcext:value-type="float">
            <text:p>0.28169014084507</text:p>
          </table:table-cell>
          <table:table-cell table:number-columns-repeated="8"/>
          <table:table-cell table:style-name="ce13" table:formula="of:=1/(1+[.E38])" office:value-type="percentage" office:value="0.78021978021978" calcext:value-type="percentage">
            <text:p>78.02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w new SMURFF LH2O</text:p>
          </table:table-cell>
          <table:table-cell table:formula="of:=4.995*0.00007085*0.2/[.$L$1] + 0.333*0.005*0.125/[.$L$2]" office:value-type="float" office:value="0.000149242515090543" calcext:value-type="float">
            <text:p>0.000149242515091</text:p>
          </table:table-cell>
          <table:table-cell table:style-name="ce9" table:formula="of:=4.995*0.00007085" office:value-type="float" office:value="0.00035389575" calcext:value-type="float">
            <text:p>0.00035389575</text:p>
          </table:table-cell>
          <table:table-cell table:style-name="ce9" table:formula="of:=0.333*0.005" office:value-type="float" office:value="0.001665" calcext:value-type="float">
            <text:p>0.001665</text:p>
          </table:table-cell>
          <table:table-cell table:style-name="ce11" table:formula="of:=[.B39]/([.C39]+[.D39])" office:value-type="float" office:value="0.0739228437578034" calcext:value-type="float">
            <text:p>0.073922843757803</text:p>
          </table:table-cell>
          <table:table-cell table:number-columns-repeated="8"/>
          <table:table-cell table:style-name="ce13" table:formula="of:=1/(1+[.E39])" office:value-type="percentage" office:value="0.931165591469181" calcext:value-type="percentage">
            <text:p>93.12%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5"/>
          <table:table-cell table:number-columns-repeated="8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RF Default LH2O</text:p>
          </table:table-cell>
          <table:table-cell table:formula="of:=4*0.000016+3*0.000002+0.000014" office:value-type="float" office:value="0.000084" calcext:value-type="float">
            <text:p>8.4E-05</text:p>
          </table:table-cell>
          <table:table-cell table:formula="of:=3*0.00007085" office:value-type="float" office:value="0.00021255" calcext:value-type="float">
            <text:p>0.00021255</text:p>
          </table:table-cell>
          <table:table-cell table:style-name="ce6" office:value-type="float" office:value="0.001141" calcext:value-type="float">
            <text:p>0.001141</text:p>
          </table:table-cell>
          <table:table-cell table:style-name="ce11" table:formula="of:=[.B41]/([.C41]+[.D41])" office:value-type="float" office:value="0.0620590299582579" calcext:value-type="float">
            <text:p>0.062059029958258</text:p>
          </table:table-cell>
          <table:table-cell table:number-columns-repeated="8"/>
          <table:table-cell table:style-name="ce13" table:formula="of:=1/(1+[.E41])" office:value-type="percentage" office:value="0.941567249834788" calcext:value-type="percentage">
            <text:p>94.16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F Cryo LH2O</text:p>
          </table:table-cell>
          <table:table-cell table:formula="of:=4*0.000019+3*0.0000014+0.0000112" office:value-type="float" office:value="0.0000914" calcext:value-type="float">
            <text:p>9.14E-05</text:p>
          </table:table-cell>
          <table:table-cell table:formula="of:=3*0.00007085" office:value-type="float" office:value="0.00021255" calcext:value-type="float">
            <text:p>0.00021255</text:p>
          </table:table-cell>
          <table:table-cell table:style-name="ce6" office:value-type="float" office:value="0.001141" calcext:value-type="float">
            <text:p>0.001141</text:p>
          </table:table-cell>
          <table:table-cell table:style-name="ce11" table:formula="of:=[.B42]/([.C42]+[.D42])" office:value-type="float" office:value="0.0675261349783902" calcext:value-type="float">
            <text:p>0.06752613497839</text:p>
          </table:table-cell>
          <table:table-cell table:number-columns-repeated="8"/>
          <table:table-cell table:style-name="ce13" table:formula="of:=1/(1+[.E42])" office:value-type="percentage" office:value="0.936745216097443" calcext:value-type="percentage">
            <text:p>93.67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F BalloonCryo LH2O</text:p>
          </table:table-cell>
          <table:table-cell table:formula="of:=4*0.000005+3*0.0000014+0.0000112" office:value-type="float" office:value="0.0000354" calcext:value-type="float">
            <text:p>3.54E-05</text:p>
          </table:table-cell>
          <table:table-cell table:formula="of:=3*0.00007085" office:value-type="float" office:value="0.00021255" calcext:value-type="float">
            <text:p>0.00021255</text:p>
          </table:table-cell>
          <table:table-cell table:style-name="ce6" office:value-type="float" office:value="0.001141" calcext:value-type="float">
            <text:p>0.001141</text:p>
          </table:table-cell>
          <table:table-cell table:style-name="ce11" table:formula="of:=[.B43]/([.C43]+[.D43])" office:value-type="float" office:value="0.0261534483395515" calcext:value-type="float">
            <text:p>0.026153448339552</text:p>
          </table:table-cell>
          <table:table-cell table:number-columns-repeated="8"/>
          <table:table-cell table:style-name="ce13" table:formula="of:=1/(1+[.E43])" office:value-type="percentage" office:value="0.974513121422657" calcext:value-type="percentage">
            <text:p>97.45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F Default Kerolox</text:p>
          </table:table-cell>
          <table:table-cell table:formula="of:=1.5*0.000016+0.5*0.000012+0.000014" office:value-type="float" office:value="0.000044" calcext:value-type="float">
            <text:p>4.4E-05</text:p>
          </table:table-cell>
          <table:table-cell table:formula="of:=0.5*0.00082" office:value-type="float" office:value="0.00041" calcext:value-type="float">
            <text:p>0.00041</text:p>
          </table:table-cell>
          <table:table-cell table:style-name="ce6" office:value-type="float" office:value="0.001141" calcext:value-type="float">
            <text:p>0.001141</text:p>
          </table:table-cell>
          <table:table-cell table:style-name="ce11" table:formula="of:=[.B44]/([.C44]+[.D44])" office:value-type="float" office:value="0.0283687943262411" calcext:value-type="float">
            <text:p>0.028368794326241</text:p>
          </table:table-cell>
          <table:table-cell table:number-columns-repeated="8"/>
          <table:table-cell table:style-name="ce13" table:formula="of:=1/(1+[.E44])" office:value-type="percentage" office:value="0.972413793103448" calcext:value-type="percentage">
            <text:p>97.24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F Cryo Kerolox</text:p>
          </table:table-cell>
          <table:table-cell table:formula="of:=1.5*0.000019+0.5*0.000012+0.0000112" office:value-type="float" office:value="0.0000457" calcext:value-type="float">
            <text:p>4.57E-05</text:p>
          </table:table-cell>
          <table:table-cell table:formula="of:=0.5*0.00082" office:value-type="float" office:value="0.00041" calcext:value-type="float">
            <text:p>0.00041</text:p>
          </table:table-cell>
          <table:table-cell table:style-name="ce6" office:value-type="float" office:value="0.001141" calcext:value-type="float">
            <text:p>0.001141</text:p>
          </table:table-cell>
          <table:table-cell table:style-name="ce11" table:formula="of:=[.B45]/([.C45]+[.D45])" office:value-type="float" office:value="0.029464861379755" calcext:value-type="float">
            <text:p>0.029464861379755</text:p>
          </table:table-cell>
          <table:table-cell table:number-columns-repeated="8"/>
          <table:table-cell table:style-name="ce13" table:formula="of:=1/(1+[.E45])" office:value-type="percentage" office:value="0.971378468090436" calcext:value-type="percentage">
            <text:p>97.14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F BalloonCryo Kerolox</text:p>
          </table:table-cell>
          <table:table-cell table:formula="of:=1.5*0.000005+0.5*0.000012+0.0000112" office:value-type="float" office:value="0.0000247" calcext:value-type="float">
            <text:p>2.47E-05</text:p>
          </table:table-cell>
          <table:table-cell table:formula="of:=0.5*0.00082" office:value-type="float" office:value="0.00041" calcext:value-type="float">
            <text:p>0.00041</text:p>
          </table:table-cell>
          <table:table-cell table:style-name="ce6" office:value-type="float" office:value="0.001141" calcext:value-type="float">
            <text:p>0.001141</text:p>
          </table:table-cell>
          <table:table-cell table:style-name="ce11" table:formula="of:=[.B46]/([.C46]+[.D46])" office:value-type="float" office:value="0.0159252095422308" calcext:value-type="float">
            <text:p>0.015925209542231</text:p>
          </table:table-cell>
          <table:table-cell table:number-columns-repeated="8"/>
          <table:table-cell table:style-name="ce13" table:formula="of:=1/(1+[.E46])" office:value-type="percentage" office:value="0.984324427238687" calcext:value-type="percentage">
            <text:p>98.43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F Default LH2</text:p>
          </table:table-cell>
          <table:table-cell table:formula="of:=3*0.000016+3*0.000002" office:value-type="float" office:value="0.000054" calcext:value-type="float">
            <text:p>5.4E-05</text:p>
          </table:table-cell>
          <table:table-cell table:formula="of:=3*0.00007085" office:value-type="float" office:value="0.00021255" calcext:value-type="float">
            <text:p>0.00021255</text:p>
          </table:table-cell>
          <table:table-cell/>
          <table:table-cell table:style-name="ce11" table:formula="of:=[.B47]/([.C47]+[.D47])" office:value-type="float" office:value="0.254057868736768" calcext:value-type="float">
            <text:p>0.254057868736768</text:p>
          </table:table-cell>
          <table:table-cell table:number-columns-repeated="8"/>
          <table:table-cell table:style-name="ce13" table:formula="of:=1/(1+[.E47])" office:value-type="percentage" office:value="0.79741136747327" calcext:value-type="percentage">
            <text:p>79.74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F Cryo LH2</text:p>
          </table:table-cell>
          <table:table-cell table:formula="of:=3*0.000019+3*0.0000014" office:value-type="float" office:value="0.0000612" calcext:value-type="float">
            <text:p>6.12E-05</text:p>
          </table:table-cell>
          <table:table-cell table:formula="of:=3*0.00007085" office:value-type="float" office:value="0.00021255" calcext:value-type="float">
            <text:p>0.00021255</text:p>
          </table:table-cell>
          <table:table-cell/>
          <table:table-cell table:style-name="ce11" table:formula="of:=[.B48]/([.C48]+[.D48])" office:value-type="float" office:value="0.287932251235003" calcext:value-type="float">
            <text:p>0.287932251235003</text:p>
          </table:table-cell>
          <table:table-cell table:number-columns-repeated="8"/>
          <table:table-cell table:style-name="ce13" table:formula="of:=1/(1+[.E48])" office:value-type="percentage" office:value="0.776438356164384" calcext:value-type="percentage">
            <text:p>77.64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F BalloonCryo LH2</text:p>
          </table:table-cell>
          <table:table-cell table:formula="of:=3*0.000005+3*0.0000014" office:value-type="float" office:value="0.0000192" calcext:value-type="float">
            <text:p>1.92E-05</text:p>
          </table:table-cell>
          <table:table-cell table:formula="of:=3*0.00007085" office:value-type="float" office:value="0.00021255" calcext:value-type="float">
            <text:p>0.00021255</text:p>
          </table:table-cell>
          <table:table-cell/>
          <table:table-cell table:style-name="ce11" table:formula="of:=[.B49]/([.C49]+[.D49])" office:value-type="float" office:value="0.0903316866619619" calcext:value-type="float">
            <text:p>0.090331686661962</text:p>
          </table:table-cell>
          <table:table-cell table:number-columns-repeated="8"/>
          <table:table-cell table:style-name="ce13" table:formula="of:=1/(1+[.E49])" office:value-type="percentage" office:value="0.917152103559871" calcext:value-type="percentage">
            <text:p>91.72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F Default Hypergolic</text:p>
          </table:table-cell>
          <table:table-cell table:formula="of:=2*0.000016+0.000016+0.000016" office:value-type="float" office:value="0.000064" calcext:value-type="float">
            <text:p>6.4E-05</text:p>
          </table:table-cell>
          <table:table-cell table:style-name="ce6" office:value-type="float" office:value="0.0009" calcext:value-type="float">
            <text:p>0.0009</text:p>
          </table:table-cell>
          <table:table-cell table:style-name="ce6" office:value-type="float" office:value="0.00145" calcext:value-type="float">
            <text:p>0.00145</text:p>
          </table:table-cell>
          <table:table-cell table:style-name="ce11" table:formula="of:=[.B50]/([.C50]+[.D50])" office:value-type="float" office:value="0.0272340425531915" calcext:value-type="float">
            <text:p>0.027234042553192</text:p>
          </table:table-cell>
          <table:table-cell table:number-columns-repeated="8"/>
          <table:table-cell table:style-name="ce13" table:formula="of:=1/(1+[.E50])" office:value-type="percentage" office:value="0.973487986743993" calcext:value-type="percentage">
            <text:p>97.35%</text:p>
          </table:table-cell>
          <table:table-cell table:number-columns-repeated="101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BO" table:style-name="ta1"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Diameter (m)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string" calcext:value-type="string">
            <text:p>CT spec power req (EC/s/L):</text:p>
          </table:table-cell>
          <table:table-cell table:formula="of:=0.08/1000" office:value-type="float" office:value="0.00008" calcext:value-type="float">
            <text:p>8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 (L)</text:p>
          </table:table-cell>
          <table:table-cell table:formula="of:=(4/3)*PI()*([.B1]/2)^3*1000" office:value-type="float" office:value="18816.5691986761" calcext:value-type="float">
            <text:p>18816.5691986761</text:p>
          </table:table-cell>
          <table:table-cell table:number-columns-repeated="2"/>
          <table:table-cell office:value-type="string" calcext:value-type="string">
            <text:p>EC/s/W (prop)</text:p>
          </table:table-cell>
          <table:table-cell table:formula="of:=3.6666667/(2*0.5*4200*9.81*2000)" office:value-type="float" office:value="0.0000000444962222707636" calcext:value-type="float">
            <text:p>4.44962222707636E-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l mass (kg)</text:p>
          </table:table-cell>
          <table:table-cell table:formula="of:=[.B2]*0.07085" office:value-type="float" office:value="1333.1539277262" calcext:value-type="float">
            <text:p>1333.1539277262</text:p>
          </table:table-cell>
          <table:table-cell table:number-columns-repeated="2"/>
          <table:table-cell office:value-type="string" calcext:value-type="string">
            <text:p>CT spec power req (W/L):</text:p>
          </table:table-cell>
          <table:table-cell table:formula="of:=[.F1]/[.F2]" office:value-type="float" office:value="1797.90543820086" calcext:value-type="float">
            <text:p>1797.905438200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k mass (kg)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string" calcext:value-type="string">
            <text:p>EC/s/W (solar)</text:p>
          </table:table-cell>
          <table:table-cell table:formula="of:=0.35/(1366*0.2*0.25)" office:value-type="float" office:value="0.00512445095168375" calcext:value-type="float">
            <text:p>0.005124450951684</text:p>
          </table:table-cell>
          <table:table-cell office:value-type="string" calcext:value-type="string">
            <text:p>EC/s/W (NFE)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mass (kg)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CT spec power req (W/L):</text:p>
          </table:table-cell>
          <table:table-cell table:formula="of:=[.F1]/[.F4]" office:value-type="float" office:value="0.0156114285714286" calcext:value-type="float">
            <text:p>0.015611428571429</text:p>
          </table:table-cell>
          <table:table-cell office:value-type="string" calcext:value-type="string">
            <text:p>CT spec power req (W/L)</text:p>
          </table:table-cell>
          <table:table-cell table:formula="of:=[.F1]/[.H4]" office:value-type="float" office:value="0.08" calcext:value-type="float">
            <text:p>0.08</text:p>
          </table:table-cell>
          <table:table-cell table:formula="of:=[.B8]/[.H5]" office:value-type="float" office:value="17.9363196572384" calcext:value-type="float">
            <text:p>17.9363196572384</text:p>
          </table:table-cell>
          <table:table-cell office:value-type="string" calcext:value-type="string">
            <text:p>Factor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 spec power (W/kg)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KSP solar spec power (EC/s/kg)</text:p>
          </table:table-cell>
          <table:table-cell table:formula="of:=24.4/30" office:value-type="float" office:value="0.813333333333333" calcext:value-type="float">
            <text:p>0.81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 power (W)</text:p>
          </table:table-cell>
          <table:table-cell table:formula="of:=[.B6]*[.B5]" office:value-type="float" office:value="27000" calcext:value-type="float">
            <text:p>27000</text:p>
          </table:table-cell>
          <table:table-cell table:number-columns-repeated="2"/>
          <table:table-cell office:value-type="string" calcext:value-type="string">
            <text:p>Power mass req (kg/L)</text:p>
          </table:table-cell>
          <table:table-cell table:formula="of:=[.F1]/[.F6]" office:value-type="float" office:value="0.0000983606557377049" calcext:value-type="float">
            <text:p>9.83606557377049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 req power (W/L)</text:p>
          </table:table-cell>
          <table:table-cell table:formula="of:=[.B7]/[.B2]" office:value-type="float" office:value="1.43490557257907" calcext:value-type="float">
            <text:p>1.43490557257907</text:p>
          </table:table-cell>
          <table:table-cell office:value-type="string" calcext:value-type="string">
            <text:p>(EST!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c power mass req (kg/L)</text:p>
          </table:table-cell>
          <table:table-cell table:formula="of:=[.B5]/[.B2]" office:value-type="float" office:value="0.00797169762543929" calcext:value-type="float">
            <text:p>0.007971697625439</text:p>
          </table:table-cell>
          <table:table-cell table:number-columns-repeated="2"/>
          <table:table-cell office:value-type="string" calcext:value-type="string">
            <text:p>Power mass req (kg/kg-fuel)</text:p>
          </table:table-cell>
          <table:table-cell table:formula="of:=[.F7]/0.07085" office:value-type="float" office:value="0.00138829436468179" calcext:value-type="float">
            <text:p>0.0013882943646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 mass req (kg/kg-fuel)</text:p>
          </table:table-cell>
          <table:table-cell table:formula="of:=[.B5]/[.B3]" office:value-type="float" office:value="0.11251513938517" calcext:value-type="float">
            <text:p>0.112515139385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nk mass (kg/kg-fuel)</text:p>
          </table:table-cell>
          <table:table-cell table:formula="of:=[.B4]/[.B3]" office:value-type="float" office:value="1.16265644031342" calcext:value-type="float">
            <text:p>1.16265644031342</text:p>
          </table:table-cell>
          <table:table-cell table:number-columns-repeated="2"/>
          <table:table-cell office:value-type="string" calcext:value-type="string">
            <text:p>NFE reactor power (EC/s/kg)</text:p>
          </table:table-cell>
          <table:table-cell office:value-type="float" office:value="0.37" calcext:value-type="float">
            <text:p>0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ZBO mass (kg/kg-fuel)</text:p>
          </table:table-cell>
          <table:table-cell table:formula="of:=[.B11]+[.B10]" office:value-type="float" office:value="1.27517157969859" calcext:value-type="float">
            <text:p>1.27517157969859</text:p>
          </table:table-cell>
          <table:table-cell table:number-columns-repeated="2"/>
          <table:table-cell office:value-type="string" calcext:value-type="string">
            <text:p>Power mass req (kg/L)</text:p>
          </table:table-cell>
          <table:table-cell table:formula="of:=[.F1]/[.F11]" office:value-type="float" office:value="0.000216216216216216" calcext:value-type="float">
            <text:p>0.0002162162162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ower mass req (kg/kg-fuel)</text:p>
          </table:table-cell>
          <table:table-cell table:formula="of:=[.F12]/0.07085" office:value-type="float" office:value="0.00305174617101223" calcext:value-type="float">
            <text:p>0.003051746171012</text:p>
          </table:table-cell>
          <table:table-cell table:number-columns-repeated="3"/>
          <table:table-cell office:value-type="string" calcext:value-type="string">
            <text:p>3.75 reactor</text:p>
          </table:table-cell>
          <table:table-cell table:formula="of:=6000/(15.445*1000)" office:value-type="float" office:value="0.388475234703788" calcext:value-type="float">
            <text:p>0.388475234703788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0.625 reactor</text:p>
          </table:table-cell>
          <table:table-cell table:formula="of:=60/164" office:value-type="float" office:value="0.365853658536585" calcext:value-type="float">
            <text:p>0.365853658536585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ew power req (EC/s/1000L):</text:p>
          </table:table-cell>
          <table:table-cell table:formula="of:=([.B12]-[Sheet1.E28])*0.07085*1000/[.F11]" office:value-type="float" office:value="190.2382701156" calcext:value-type="float">
            <text:p>190.2382701156</text:p>
          </table:table-cell>
          <table:table-cell office:value-type="string" calcext:value-type="string">
            <text:p>“Light” tanks, use power mass to make up for ZBO needs</text:p>
          </table:table-cell>
          <table:table-cell table:number-columns-repeated="4"/>
          <table:table-cell table:formula="of:=[.F17]*1152/6000" office:value-type="float" office:value="36.5257478621952" calcext:value-type="float">
            <text:p>36.52574786219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t power req (EC/s/1000L):</text:p>
          </table:table-cell>
          <table:table-cell table:formula="of:=0.11*0.07085*1000/[.F11]" office:value-type="float" office:value="21.0635135135135" calcext:value-type="float">
            <text:p>21.0635135135135</text:p>
          </table:table-cell>
          <table:table-cell office:value-type="string" calcext:value-type="string">
            <text:p>Heavy tanks, match ZBO “exactly”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lt power req (EC/s/1000L):</text:p>
          </table:table-cell>
          <table:table-cell table:formula="of:=6000/1152" office:value-type="float" office:value="5.20833333333333" calcext:value-type="float">
            <text:p>5.20833333333333</text:p>
          </table:table-cell>
          <table:table-cell office:value-type="string" calcext:value-type="string">
            <text:p>1x 3.75m reactor for a 10M LH2 tank</text:p>
          </table:table-cell>
          <table:table-cell/>
          <table:table-cell office:value-type="string" calcext:value-type="string">
            <text:p>Factor:</text:p>
          </table:table-cell>
          <table:table-cell table:formula="of:=[.F19]/[.H5]" office:value-type="float" office:value="65.1041666666667" calcext:value-type="float">
            <text:p>65.1041666666667</text:p>
          </table:table-cell>
          <table:table-cell table:number-columns-repeated="2"/>
        </table:table-row>
      </table:table>
      <table:table table:name="Sheet4" table:style-name="ta1">
        <table:table-column table:style-name="co9" table:default-cell-style-name="Default"/>
        <table:table-column table:style-name="co6" table:number-columns-repeated="5" table:default-cell-style-name="Default"/>
        <table:table-row table:style-name="ro1">
          <table:table-cell/>
          <table:table-cell office:value-type="string" calcext:value-type="string">
            <text:p>CryoX LFO</text:p>
          </table:table-cell>
          <table:table-cell office:value-type="string" calcext:value-type="string">
            <text:p>CryoX LH2O</text:p>
          </table:table-cell>
          <table:table-cell office:value-type="string" calcext:value-type="string">
            <text:p>CryoX LH2</text:p>
          </table:table-cell>
          <table:table-cell/>
          <table:table-cell office:value-type="string" calcext:value-type="string">
            <text:p>Balloon LF</text:p>
          </table:table-cell>
        </table:table-row>
        <table:table-row table:style-name="ro1">
          <table:table-cell office:value-type="string" calcext:value-type="string">
            <text:p>Fuel capacity</text:p>
          </table:table-cell>
          <table:table-cell table:number-columns-repeated="3" office:value-type="float" office:value="8467" calcext:value-type="float">
            <text:p>8467</text:p>
          </table:table-cell>
          <table:table-cell/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string" calcext:value-type="string">
            <text:p>Fuel mass</text:p>
          </table:table-cell>
          <table:table-cell table:formula="of:=[.B2]*0.005" office:value-type="float" office:value="42.335" calcext:value-type="float">
            <text:p>42.335</text:p>
          </table:table-cell>
          <table:table-cell table:formula="of:=[.C2]*(3*0.00007085+0.2*0.005)" office:value-type="float" office:value="10.26666085" calcext:value-type="float">
            <text:p>10.26666085</text:p>
          </table:table-cell>
          <table:table-cell table:formula="of:=[.D2]*5*0.00007085" office:value-type="float" office:value="2.99943475" calcext:value-type="float">
            <text:p>2.99943475</text:p>
          </table:table-cell>
          <table:table-cell/>
          <table:table-cell table:formula="of:=[.F2]*0.005" office:value-type="float" office:value="20.35" calcext:value-type="float">
            <text:p>20.35</text:p>
          </table:table-cell>
        </table:table-row>
        <table:table-row table:style-name="ro1">
          <table:table-cell office:value-type="string" calcext:value-type="string">
            <text:p>Typ tank mass</text:p>
          </table:table-cell>
          <table:table-cell table:formula="of:=[.B3]/8" office:value-type="float" office:value="5.291875" calcext:value-type="float">
            <text:p>5.291875</text:p>
          </table:table-cell>
          <table:table-cell table:formula="of:=[.$B$3]/8" office:value-type="float" office:value="5.291875" calcext:value-type="float">
            <text:p>5.291875</text:p>
          </table:table-cell>
          <table:table-cell table:formula="of:=[.$B$3]/8" office:value-type="float" office:value="5.291875" calcext:value-type="float">
            <text:p>5.291875</text:p>
          </table:table-cell>
          <table:table-cell/>
          <table:table-cell table:formula="of:=[.F3]/8" office:value-type="float" office:value="2.54375" calcext:value-type="float">
            <text:p>2.54375</text:p>
          </table:table-cell>
        </table:table-row>
        <table:table-row table:style-name="ro1">
          <table:table-cell office:value-type="string" calcext:value-type="string">
            <text:p>CryoX tank mass</text:p>
          </table:table-cell>
          <table:table-cell table:number-columns-repeated="3" office:value-type="float" office:value="4.7" calcext:value-type="float">
            <text:p>4.7</text:p>
          </table:table-cell>
          <table:table-cell/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SMURFF tank mass</text:p>
          </table:table-cell>
          <table:table-cell table:formula="of:=[.B4]/[Sheet1.$L$2]" office:value-type="float" office:value="1.25997023809524" calcext:value-type="float">
            <text:p>1.25997023809524</text:p>
          </table:table-cell>
          <table:table-cell table:formula="of:=[.C3]*[Sheet1.E30]" office:value-type="float" office:value="0.758940765928907" calcext:value-type="float">
            <text:p>0.758940765928907</text:p>
          </table:table-cell>
          <table:table-cell table:formula="of:=[.D3]*[Sheet1.E28]" office:value-type="float" office:value="0.844911197183097" calcext:value-type="float">
            <text:p>0.844911197183097</text:p>
          </table:table-cell>
          <table:table-cell/>
          <table:table-cell table:formula="of:=[.F4]/[Sheet1.$L$2]" office:value-type="float" office:value="0.605654761904762" calcext:value-type="float">
            <text:p>0.605654761904762</text:p>
          </table:table-cell>
        </table:table-row>
        <table:table-row table:style-name="ro1">
          <table:table-cell office:value-type="string" calcext:value-type="string">
            <text:p>Desired tank mass</text:p>
          </table:table-cell>
          <table:table-cell table:formula="of:=[.B4]/8" office:value-type="float" office:value="0.661484375" calcext:value-type="float">
            <text:p>0.661484375</text:p>
          </table:table-cell>
          <table:table-cell table:formula="of:=[.C3]*[Sheet1.G16]" office:value-type="float" office:value="0.420460288100329" calcext:value-type="float">
            <text:p>0.420460288100329</text:p>
          </table:table-cell>
          <table:table-cell table:formula="of:=[.D3]*[Sheet1.G15]" office:value-type="float" office:value="0.47990956" calcext:value-type="float">
            <text:p>0.47990956</text:p>
          </table:table-cell>
          <table:table-cell/>
          <table:table-cell table:formula="of:=[.F4]/8" office:value-type="float" office:value="0.31796875" calcext:value-type="float">
            <text:p>0.31796875</text:p>
          </table:table-cell>
        </table:table-row>
        <table:table-row table:style-name="ro1">
          <table:table-cell office:value-type="string" calcext:value-type="string">
            <text:p>Actual tank mass</text:p>
          </table:table-cell>
          <table:table-cell table:formula="of:=[.B5]-[.B4]+[.B6]" office:value-type="float" office:value="0.668095238095238" calcext:value-type="float">
            <text:p>0.668095238095238</text:p>
          </table:table-cell>
          <table:table-cell table:formula="of:=[.C5]-[.C4]+[.C6]" office:value-type="float" office:value="0.167065765928907" calcext:value-type="float">
            <text:p>0.167065765928907</text:p>
          </table:table-cell>
          <table:table-cell table:formula="of:=[.D5]-[.D4]+[.D6]" office:value-type="float" office:value="0.253036197183097" calcext:value-type="float">
            <text:p>0.253036197183097</text:p>
          </table:table-cell>
          <table:table-cell/>
          <table:table-cell table:formula="of:=[.F5]-[.F4]+[.F6]" office:value-type="float" office:value="-0.0380952380952383" calcext:value-type="float">
            <text:p>-0.038095238095238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formula="of:=[.B5]/[.B3]" office:value-type="float" office:value="0.111019251210582" calcext:value-type="float">
            <text:p>0.111019251210582</text:p>
          </table:table-cell>
          <table:table-cell table:number-columns-repeated="3"/>
          <table:table-cell table:formula="of:=[.F5]/[.F3]" office:value-type="float" office:value="0.0933660933660934" calcext:value-type="float">
            <text:p>0.09336609336609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MURFF mass, no CT</text:p>
          </table:table-cell>
          <table:table-cell table:formula="of:=[.B5]/[Sheet1.$L$2]" office:value-type="float" office:value="1.11904761904762" calcext:value-type="float">
            <text:p>1.11904761904762</text:p>
          </table:table-cell>
          <table:table-cell table:number-columns-repeated="3"/>
          <table:table-cell table:formula="of:=[.F5]/[Sheet1.$L$2]" office:value-type="float" office:value="0.452380952380952" calcext:value-type="float">
            <text:p>0.452380952380952</text:p>
          </table:table-cell>
        </table:table-row>
        <table:table-row table:style-name="ro1">
          <table:table-cell office:value-type="string" calcext:value-type="string">
            <text:p>Fuel frac, no CT</text:p>
          </table:table-cell>
          <table:table-cell table:formula="of:=[.B3]/([.B3]+[.B11])" office:value-type="float" office:value="0.974247563107168" calcext:value-type="float">
            <text:p>0.974247563107168</text:p>
          </table:table-cell>
          <table:table-cell table:number-columns-repeated="3"/>
          <table:table-cell table:formula="of:=[.F3]/([.F3]+[.F11])" office:value-type="float" office:value="0.978253405058945" calcext:value-type="float">
            <text:p>0.978253405058945</text:p>
          </table:table-cell>
        </table:table-row>
        <table:table-row table:style-name="ro1">
          <table:table-cell office:value-type="string" calcext:value-type="string">
            <text:p>Desired factor</text:p>
          </table:table-cell>
          <table:table-cell office:value-type="float" office:value="0.978" calcext:value-type="float">
            <text:p>0.978</text:p>
          </table:table-cell>
          <table:table-cell table:number-columns-repeated="3"/>
          <table:table-cell office:value-type="float" office:value="0.984615384615385" calcext:value-type="float">
            <text:p>0.984615384615385</text:p>
          </table:table-cell>
        </table:table-row>
        <table:table-row table:style-name="ro1">
          <table:table-cell office:value-type="string" calcext:value-type="string">
            <text:p>Tweaked no CT factor</text:p>
          </table:table-cell>
          <table:table-cell table:formula="of:=[.B5]/([.B3]*(1-[.B13]))" office:value-type="float" office:value="5.04632960048101" calcext:value-type="float">
            <text:p>5.04632960048101</text:p>
          </table:table-cell>
          <table:table-cell table:number-columns-repeated="3"/>
          <table:table-cell table:formula="of:=[.F5]/([.F3]*(1-[.F13]))" office:value-type="float" office:value="6.06879606879627" calcext:value-type="float">
            <text:p>6.06879606879627</text:p>
          </table:table-cell>
        </table:table-row>
        <table:table-row table:style-name="ro1">
          <table:table-cell office:value-type="string" calcext:value-type="string">
            <text:p>Rounded factor</text:p>
          </table:table-cell>
          <table:table-cell table:formula="of:=[.B5]/4.93" office:value-type="float" office:value="0.953346855983773" calcext:value-type="float">
            <text:p>0.953346855983773</text:p>
          </table:table-cell>
          <table:table-cell table:number-columns-repeated="3"/>
          <table:table-cell table:formula="of:=[.F5]/6.06" office:value-type="float" office:value="0.313531353135314" calcext:value-type="float">
            <text:p>0.313531353135314</text:p>
          </table:table-cell>
        </table:table-row>
        <table:table-row table:style-name="ro1">
          <table:table-cell table:formula="of:=1/(1+[.A9]/4.2)" office:value-type="float" office:value="0.971098265895954" calcext:value-type="float">
            <text:p>0.971098265895954</text:p>
          </table:table-cell>
          <table:table-cell table:formula="of:=[.B3]/([.B3]+[.B15])" office:value-type="float" office:value="0.977976824590797" calcext:value-type="float">
            <text:p>0.977976824590797</text:p>
          </table:table-cell>
          <table:table-cell table:number-columns-repeated="3"/>
          <table:table-cell table:formula="of:=[.F3]/([.F3]+[.F15])" office:value-type="float" office:value="0.984826826171329" calcext:value-type="float">
            <text:p>0.984826826171329</text:p>
          </table:table-cell>
        </table:table-row>
        <table:table-row table:style-name="ro1">
          <table:table-cell/>
          <table:table-cell table:formula="of:=[.B16]-[.A16]" office:value-type="float" office:value="0.00687855869484266" calcext:value-type="float">
            <text:p>0.006878558694843</text:p>
          </table:table-cell>
          <table:table-cell table:number-columns-repeated="3"/>
          <table:table-cell table:formula="of:=[.F16]-[.B16]" office:value-type="float" office:value="0.00685000158053262" calcext:value-type="float">
            <text:p>0.006850001580533</text:p>
          </table:table-cell>
        </table:table-row>
        <table:table-row table:style-name="ro1">
          <table:table-cell/>
          <table:table-cell table:formula="of:=[.B5]/([.B3]*(1-[Sheet1.H14]))" office:value-type="float" office:value="7.21625132868808" calcext:value-type="float">
            <text:p>7.21625132868808</text:p>
          </table:table-cell>
          <table:table-cell table:number-columns-repeated="4"/>
        </table:table-row>
        <table:table-row table:style-name="ro1">
          <table:table-cell/>
          <table:table-cell table:formula="of:=64/([.B3]/[.B5])" office:value-type="float" office:value="7.10523207747726" calcext:value-type="float">
            <text:p>7.10523207747726</text:p>
          </table:table-cell>
          <table:table-cell table:number-columns-repeated="4"/>
        </table:table-row>
      </table:table>
      <table:table table:name="Sheet4_2" table:style-name="ta1">
        <table:table-column table:style-name="co9" table:default-cell-style-name="Default"/>
        <table:table-column table:style-name="co6" table:number-columns-repeated="5" table:default-cell-style-name="Default"/>
        <table:table-row table:style-name="ro1">
          <table:table-cell/>
          <table:table-cell office:value-type="string" calcext:value-type="string">
            <text:p>CryoX LFO</text:p>
          </table:table-cell>
          <table:table-cell office:value-type="string" calcext:value-type="string">
            <text:p>CryoX LH2O</text:p>
          </table:table-cell>
          <table:table-cell office:value-type="string" calcext:value-type="string">
            <text:p>CryoX LH2</text:p>
          </table:table-cell>
          <table:table-cell/>
          <table:table-cell office:value-type="string" calcext:value-type="string">
            <text:p>Balloon LF</text:p>
          </table:table-cell>
        </table:table-row>
        <table:table-row table:style-name="ro1">
          <table:table-cell office:value-type="string" calcext:value-type="string">
            <text:p>Fuel capacity</text:p>
          </table:table-cell>
          <table:table-cell table:number-columns-repeated="3" office:value-type="float" office:value="8467" calcext:value-type="float">
            <text:p>8467</text:p>
          </table:table-cell>
          <table:table-cell/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string" calcext:value-type="string">
            <text:p>Fuel mass</text:p>
          </table:table-cell>
          <table:table-cell table:formula="of:=[.B2]*0.005" office:value-type="float" office:value="42.335" calcext:value-type="float">
            <text:p>42.335</text:p>
          </table:table-cell>
          <table:table-cell table:formula="of:=[.C2]*(4.995*0.00007085+0.333*0.005)" office:value-type="float" office:value="17.09399031525" calcext:value-type="float">
            <text:p>17.09399031525</text:p>
          </table:table-cell>
          <table:table-cell table:formula="of:=[.D2]*7.5*0.00007085" office:value-type="float" office:value="4.499152125" calcext:value-type="float">
            <text:p>4.499152125</text:p>
          </table:table-cell>
          <table:table-cell/>
          <table:table-cell table:formula="of:=[.F2]*0.005" office:value-type="float" office:value="20.35" calcext:value-type="float">
            <text:p>20.35</text:p>
          </table:table-cell>
        </table:table-row>
        <table:table-row table:style-name="ro1">
          <table:table-cell office:value-type="string" calcext:value-type="string">
            <text:p>Typ tank mass</text:p>
          </table:table-cell>
          <table:table-cell table:formula="of:=[.B3]/8" office:value-type="float" office:value="5.291875" calcext:value-type="float">
            <text:p>5.291875</text:p>
          </table:table-cell>
          <table:table-cell table:formula="of:=[.$B$3]/8" office:value-type="float" office:value="5.291875" calcext:value-type="float">
            <text:p>5.291875</text:p>
          </table:table-cell>
          <table:table-cell table:formula="of:=[.$B$3]/8" office:value-type="float" office:value="5.291875" calcext:value-type="float">
            <text:p>5.291875</text:p>
          </table:table-cell>
          <table:table-cell/>
          <table:table-cell table:formula="of:=[.F3]/8" office:value-type="float" office:value="2.54375" calcext:value-type="float">
            <text:p>2.54375</text:p>
          </table:table-cell>
        </table:table-row>
        <table:table-row table:style-name="ro1">
          <table:table-cell office:value-type="string" calcext:value-type="string">
            <text:p>CryoX tank mass</text:p>
          </table:table-cell>
          <table:table-cell table:number-columns-repeated="3" office:value-type="float" office:value="4.7" calcext:value-type="float">
            <text:p>4.7</text:p>
          </table:table-cell>
          <table:table-cell/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SMURFF tank mass</text:p>
          </table:table-cell>
          <table:table-cell table:formula="of:=[.B4]/[Sheet1.$L$2]" office:value-type="float" office:value="1.25997023809524" calcext:value-type="float">
            <text:p>1.25997023809524</text:p>
          </table:table-cell>
          <table:table-cell table:formula="of:=[.C3]*[Sheet1.E30]" office:value-type="float" office:value="1.26363637527163" calcext:value-type="float">
            <text:p>1.26363637527163</text:p>
          </table:table-cell>
          <table:table-cell table:formula="of:=[.D3]*[Sheet1.E28]" office:value-type="float" office:value="1.26736679577465" calcext:value-type="float">
            <text:p>1.26736679577465</text:p>
          </table:table-cell>
          <table:table-cell/>
          <table:table-cell table:formula="of:=[.F4]/[$Sheet1.$L$2]" office:value-type="float" office:value="0.605654761904762" calcext:value-type="float">
            <text:p>0.605654761904762</text:p>
          </table:table-cell>
        </table:table-row>
        <table:table-row table:style-name="ro1">
          <table:table-cell office:value-type="string" calcext:value-type="string">
            <text:p>Desired tank mass</text:p>
          </table:table-cell>
          <table:table-cell table:formula="of:=[.B4]/8" office:value-type="float" office:value="0.661484375" calcext:value-type="float">
            <text:p>0.661484375</text:p>
          </table:table-cell>
          <table:table-cell table:formula="of:=[.C3]*[Sheet1.G16]" office:value-type="float" office:value="0.700066379687048" calcext:value-type="float">
            <text:p>0.700066379687048</text:p>
          </table:table-cell>
          <table:table-cell table:formula="of:=[.D3]*[Sheet1.G15]" office:value-type="float" office:value="0.71986434" calcext:value-type="float">
            <text:p>0.71986434</text:p>
          </table:table-cell>
          <table:table-cell/>
          <table:table-cell table:formula="of:=[.F4]/8" office:value-type="float" office:value="0.31796875" calcext:value-type="float">
            <text:p>0.31796875</text:p>
          </table:table-cell>
        </table:table-row>
        <table:table-row table:style-name="ro1">
          <table:table-cell office:value-type="string" calcext:value-type="string">
            <text:p>Actual tank mass</text:p>
          </table:table-cell>
          <table:table-cell table:formula="of:=[.B5]-[.B4]+[.B6]" office:value-type="float" office:value="0.668095238095238" calcext:value-type="float">
            <text:p>0.668095238095238</text:p>
          </table:table-cell>
          <table:table-cell table:formula="of:=[.C5]-[.C4]+[.C6]" office:value-type="float" office:value="0.67176137527163" calcext:value-type="float">
            <text:p>0.67176137527163</text:p>
          </table:table-cell>
          <table:table-cell table:formula="of:=[.D5]-[.D4]+[.D6]" office:value-type="float" office:value="0.675491795774646" calcext:value-type="float">
            <text:p>0.675491795774646</text:p>
          </table:table-cell>
          <table:table-cell/>
          <table:table-cell table:formula="of:=[.F5]-[.F4]+[.F6]" office:value-type="float" office:value="-0.0380952380952383" calcext:value-type="float">
            <text:p>-0.038095238095238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formula="of:=[.B5]/[.B3]" office:value-type="float" office:value="0.111019251210582" calcext:value-type="float">
            <text:p>0.111019251210582</text:p>
          </table:table-cell>
          <table:table-cell table:number-columns-repeated="3"/>
          <table:table-cell table:formula="of:=[.F5]/[.F3]" office:value-type="float" office:value="0.0933660933660934" calcext:value-type="float">
            <text:p>0.09336609336609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MURFF mass, no CT</text:p>
          </table:table-cell>
          <table:table-cell table:formula="of:=[.B5]/[Sheet1.$L$2]" office:value-type="float" office:value="1.11904761904762" calcext:value-type="float">
            <text:p>1.11904761904762</text:p>
          </table:table-cell>
          <table:table-cell table:number-columns-repeated="3"/>
          <table:table-cell table:formula="of:=[.F5]/[$Sheet1.$L$2]" office:value-type="float" office:value="0.452380952380952" calcext:value-type="float">
            <text:p>0.452380952380952</text:p>
          </table:table-cell>
        </table:table-row>
        <table:table-row table:style-name="ro1">
          <table:table-cell office:value-type="string" calcext:value-type="string">
            <text:p>Fuel frac, no CT</text:p>
          </table:table-cell>
          <table:table-cell table:formula="of:=[.B3]/([.B3]+[.B11])" office:value-type="float" office:value="0.974247563107168" calcext:value-type="float">
            <text:p>0.974247563107168</text:p>
          </table:table-cell>
          <table:table-cell table:number-columns-repeated="3"/>
          <table:table-cell table:formula="of:=[.F3]/([.F3]+[.F11])" office:value-type="float" office:value="0.978253405058945" calcext:value-type="float">
            <text:p>0.978253405058945</text:p>
          </table:table-cell>
        </table:table-row>
        <table:table-row table:style-name="ro1">
          <table:table-cell office:value-type="string" calcext:value-type="string">
            <text:p>Desired factor</text:p>
          </table:table-cell>
          <table:table-cell office:value-type="float" office:value="0.978" calcext:value-type="float">
            <text:p>0.978</text:p>
          </table:table-cell>
          <table:table-cell table:number-columns-repeated="3"/>
          <table:table-cell office:value-type="float" office:value="0.984615384615385" calcext:value-type="float">
            <text:p>0.984615384615385</text:p>
          </table:table-cell>
        </table:table-row>
        <table:table-row table:style-name="ro1">
          <table:table-cell office:value-type="string" calcext:value-type="string">
            <text:p>Tweaked no CT factor</text:p>
          </table:table-cell>
          <table:table-cell table:formula="of:=[.B5]/([.B3]*(1-[.B13]))" office:value-type="float" office:value="5.04632960048101" calcext:value-type="float">
            <text:p>5.04632960048101</text:p>
          </table:table-cell>
          <table:table-cell table:number-columns-repeated="3"/>
          <table:table-cell table:formula="of:=[.F5]/([.F3]*(1-[.F13]))" office:value-type="float" office:value="6.06879606879627" calcext:value-type="float">
            <text:p>6.06879606879627</text:p>
          </table:table-cell>
        </table:table-row>
        <table:table-row table:style-name="ro1">
          <table:table-cell office:value-type="string" calcext:value-type="string">
            <text:p>Rounded factor</text:p>
          </table:table-cell>
          <table:table-cell table:formula="of:=[.B5]/4.93" office:value-type="float" office:value="0.953346855983773" calcext:value-type="float">
            <text:p>0.953346855983773</text:p>
          </table:table-cell>
          <table:table-cell table:number-columns-repeated="3"/>
          <table:table-cell table:formula="of:=[.F5]/6.06" office:value-type="float" office:value="0.313531353135314" calcext:value-type="float">
            <text:p>0.313531353135314</text:p>
          </table:table-cell>
        </table:table-row>
        <table:table-row table:style-name="ro1">
          <table:table-cell table:formula="of:=1/(1+[.A9]/4.2)" office:value-type="float" office:value="0.971098265895954" calcext:value-type="float">
            <text:p>0.971098265895954</text:p>
          </table:table-cell>
          <table:table-cell table:formula="of:=[.B3]/([.B3]+[.B15])" office:value-type="float" office:value="0.977976824590797" calcext:value-type="float">
            <text:p>0.977976824590797</text:p>
          </table:table-cell>
          <table:table-cell table:number-columns-repeated="3"/>
          <table:table-cell table:formula="of:=[.F3]/([.F3]+[.F15])" office:value-type="float" office:value="0.984826826171329" calcext:value-type="float">
            <text:p>0.984826826171329</text:p>
          </table:table-cell>
        </table:table-row>
        <table:table-row table:style-name="ro1">
          <table:table-cell/>
          <table:table-cell table:formula="of:=[.B16]-[.A16]" office:value-type="float" office:value="0.00687855869484266" calcext:value-type="float">
            <text:p>0.006878558694843</text:p>
          </table:table-cell>
          <table:table-cell table:number-columns-repeated="3"/>
          <table:table-cell table:formula="of:=[.F16]-[.B16]" office:value-type="float" office:value="0.00685000158053262" calcext:value-type="float">
            <text:p>0.006850001580533</text:p>
          </table:table-cell>
        </table:table-row>
        <table:table-row table:style-name="ro1">
          <table:table-cell/>
          <table:table-cell table:formula="of:=[.B5]/([.B3]*(1-[Sheet1.H14]))" office:value-type="float" office:value="7.21625132868808" calcext:value-type="float">
            <text:p>7.21625132868808</text:p>
          </table:table-cell>
          <table:table-cell table:number-columns-repeated="4"/>
        </table:table-row>
        <table:table-row table:style-name="ro1">
          <table:table-cell/>
          <table:table-cell table:formula="of:=64/([.B3]/[.B5])" office:value-type="float" office:value="7.10523207747726" calcext:value-type="float">
            <text:p>7.10523207747726</text:p>
          </table:table-cell>
          <table:table-cell table:number-columns-repeated="4"/>
        </table:table-row>
      </table:table>
      <table:table table:name="ZBO_2" table:style-name="ta1"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Diameter (m)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string" calcext:value-type="string">
            <text:p>CT spec power req (EC/s/L):</text:p>
          </table:table-cell>
          <table:table-cell table:formula="of:=0.05/1000" office:value-type="float" office:value="0.00005" calcext:value-type="float">
            <text:p>5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 (L)</text:p>
          </table:table-cell>
          <table:table-cell table:formula="of:=(4/3)*PI()*([.B1]/2)^3*1000" office:value-type="float" office:value="18816.5691986761" calcext:value-type="float">
            <text:p>18816.5691986761</text:p>
          </table:table-cell>
          <table:table-cell table:number-columns-repeated="2"/>
          <table:table-cell office:value-type="string" calcext:value-type="string">
            <text:p>EC/s/W (prop)</text:p>
          </table:table-cell>
          <table:table-cell table:formula="of:=3.6666667/(2*0.5*4200*9.81*2000)" office:value-type="float" office:value="0.0000000444962222707636" calcext:value-type="float">
            <text:p>4.44962222707636E-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l mass (kg)</text:p>
          </table:table-cell>
          <table:table-cell table:formula="of:=[.B2]*0.07085" office:value-type="float" office:value="1333.1539277262" calcext:value-type="float">
            <text:p>1333.1539277262</text:p>
          </table:table-cell>
          <table:table-cell table:number-columns-repeated="2"/>
          <table:table-cell office:value-type="string" calcext:value-type="string">
            <text:p>CT spec power req (W/L):</text:p>
          </table:table-cell>
          <table:table-cell table:formula="of:=[.F1]/[.F2]" office:value-type="float" office:value="1123.69089887554" calcext:value-type="float">
            <text:p>1123.69089887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k mass (kg)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string" calcext:value-type="string">
            <text:p>EC/s/W (solar)</text:p>
          </table:table-cell>
          <table:table-cell table:formula="of:=0.35/(1366*0.2*0.25)" office:value-type="float" office:value="0.00512445095168375" calcext:value-type="float">
            <text:p>0.005124450951684</text:p>
          </table:table-cell>
          <table:table-cell office:value-type="string" calcext:value-type="string">
            <text:p>EC/s/W (NFE)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mass (kg)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CT spec power req (W/L):</text:p>
          </table:table-cell>
          <table:table-cell table:formula="of:=[.F1]/[.F4]" office:value-type="float" office:value="0.00975714285714285" calcext:value-type="float">
            <text:p>0.009757142857143</text:p>
          </table:table-cell>
          <table:table-cell office:value-type="string" calcext:value-type="string">
            <text:p>CT spec power req (W/L)</text:p>
          </table:table-cell>
          <table:table-cell table:formula="of:=[.F1]/[.H4]" office:value-type="float" office:value="0.05" calcext:value-type="float">
            <text:p>0.05</text:p>
          </table:table-cell>
          <table:table-cell table:formula="of:=[.B8]/[.H5]" office:value-type="float" office:value="28.6981114515814" calcext:value-type="float">
            <text:p>28.6981114515814</text:p>
          </table:table-cell>
          <table:table-cell office:value-type="string" calcext:value-type="string">
            <text:p>Factor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 spec power (W/kg)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KSP solar spec power (EC/s/kg)</text:p>
          </table:table-cell>
          <table:table-cell table:formula="of:=24.4/30" office:value-type="float" office:value="0.813333333333333" calcext:value-type="float">
            <text:p>0.81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 power (W)</text:p>
          </table:table-cell>
          <table:table-cell table:formula="of:=[.B6]*[.B5]" office:value-type="float" office:value="27000" calcext:value-type="float">
            <text:p>27000</text:p>
          </table:table-cell>
          <table:table-cell table:number-columns-repeated="2"/>
          <table:table-cell office:value-type="string" calcext:value-type="string">
            <text:p>Power mass req (kg/L)</text:p>
          </table:table-cell>
          <table:table-cell table:formula="of:=[.F1]/[.F6]" office:value-type="float" office:value="0.0000614754098360656" calcext:value-type="float">
            <text:p>6.14754098360656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 req power (W/L)</text:p>
          </table:table-cell>
          <table:table-cell table:formula="of:=[.B7]/[.B2]" office:value-type="float" office:value="1.43490557257907" calcext:value-type="float">
            <text:p>1.43490557257907</text:p>
          </table:table-cell>
          <table:table-cell office:value-type="string" calcext:value-type="string">
            <text:p>(EST!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c power mass req (kg/L)</text:p>
          </table:table-cell>
          <table:table-cell table:formula="of:=[.B5]/[.B2]" office:value-type="float" office:value="0.00797169762543929" calcext:value-type="float">
            <text:p>0.007971697625439</text:p>
          </table:table-cell>
          <table:table-cell table:number-columns-repeated="2"/>
          <table:table-cell office:value-type="string" calcext:value-type="string">
            <text:p>Power mass req (kg/kg-fuel)</text:p>
          </table:table-cell>
          <table:table-cell table:formula="of:=[.F7]/0.07085" office:value-type="float" office:value="0.00086768397792612" calcext:value-type="float">
            <text:p>0.0008676839779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 mass req (kg/kg-fuel)</text:p>
          </table:table-cell>
          <table:table-cell table:formula="of:=[.B5]/[.B3]" office:value-type="float" office:value="0.11251513938517" calcext:value-type="float">
            <text:p>0.112515139385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nk mass (kg/kg-fuel)</text:p>
          </table:table-cell>
          <table:table-cell table:formula="of:=[.B4]/[.B3]" office:value-type="float" office:value="1.16265644031342" calcext:value-type="float">
            <text:p>1.16265644031342</text:p>
          </table:table-cell>
          <table:table-cell table:number-columns-repeated="2"/>
          <table:table-cell office:value-type="string" calcext:value-type="string">
            <text:p>NFE reactor power (EC/s/kg)</text:p>
          </table:table-cell>
          <table:table-cell office:value-type="float" office:value="0.37" calcext:value-type="float">
            <text:p>0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ZBO mass (kg/kg-fuel)</text:p>
          </table:table-cell>
          <table:table-cell table:formula="of:=[.B11]+[.B10]" office:value-type="float" office:value="1.27517157969859" calcext:value-type="float">
            <text:p>1.27517157969859</text:p>
          </table:table-cell>
          <table:table-cell table:number-columns-repeated="2"/>
          <table:table-cell office:value-type="string" calcext:value-type="string">
            <text:p>Power mass req (kg/L)</text:p>
          </table:table-cell>
          <table:table-cell table:formula="of:=[.F1]/[.F11]" office:value-type="float" office:value="0.000135135135135135" calcext:value-type="float">
            <text:p>0.0001351351351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ower mass req (kg/kg-fuel)</text:p>
          </table:table-cell>
          <table:table-cell table:formula="of:=[.F12]/0.07085" office:value-type="float" office:value="0.00190734135688264" calcext:value-type="float">
            <text:p>0.001907341356883</text:p>
          </table:table-cell>
          <table:table-cell table:number-columns-repeated="3"/>
          <table:table-cell office:value-type="string" calcext:value-type="string">
            <text:p>3.75 reactor</text:p>
          </table:table-cell>
          <table:table-cell table:formula="of:=6000/(15.445*1000)" office:value-type="float" office:value="0.388475234703788" calcext:value-type="float">
            <text:p>0.388475234703788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0.625 reactor</text:p>
          </table:table-cell>
          <table:table-cell table:formula="of:=60/164" office:value-type="float" office:value="0.365853658536585" calcext:value-type="float">
            <text:p>0.365853658536585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ew power req (EC/s/1000L):</text:p>
          </table:table-cell>
          <table:table-cell table:formula="of:=([.B12]-[Sheet4_2.E26])*0.07085*1000/[.F11]" office:value-type="float" office:value="244.178125463906" calcext:value-type="float">
            <text:p>244.178125463906</text:p>
          </table:table-cell>
          <table:table-cell office:value-type="string" calcext:value-type="string">
            <text:p>“Light” tanks, use power mass to make up for ZBO needs</text:p>
          </table:table-cell>
          <table:table-cell table:number-columns-repeated="4"/>
          <table:table-cell table:formula="of:=[.F17]*684/6000" office:value-type="float" office:value="27.8363063028853" calcext:value-type="float">
            <text:p>27.83630630288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t power req (EC/s/1000L):</text:p>
          </table:table-cell>
          <table:table-cell table:formula="of:=0.11*0.07085*1000/[.F11]" office:value-type="float" office:value="21.0635135135135" calcext:value-type="float">
            <text:p>21.0635135135135</text:p>
          </table:table-cell>
          <table:table-cell office:value-type="string" calcext:value-type="string">
            <text:p>Heavy tanks, match ZBO “exactly”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lt power req (EC/s/1000L):</text:p>
          </table:table-cell>
          <table:table-cell table:formula="of:=6000/864" office:value-type="float" office:value="6.94444444444444" calcext:value-type="float">
            <text:p>6.94444444444444</text:p>
          </table:table-cell>
          <table:table-cell office:value-type="string" calcext:value-type="string">
            <text:p>1x 3.75m reactor for a 10M LH2 tank</text:p>
          </table:table-cell>
          <table:table-cell/>
          <table:table-cell office:value-type="string" calcext:value-type="string">
            <text:p>Factor:</text:p>
          </table:table-cell>
          <table:table-cell table:formula="of:=[.F19]/[.H5]" office:value-type="float" office:value="138.888888888889" calcext:value-type="float">
            <text:p>138.8888888888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2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8:11:04.1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13:14:29.294000000</meta:creation-date>
    <dc:date>2018-11-17T19:48:03.401000000</dc:date>
    <meta:editing-duration>P2DT20H43M51S</meta:editing-duration>
    <meta:editing-cycles>86</meta:editing-cycles>
    <meta:generator>LibreOffice/6.0.6.2$Windows_X86_64 LibreOffice_project/0c292870b25a325b5ed35f6b45599d2ea4458e77</meta:generator>
    <meta:document-statistic meta:table-count="5" meta:cell-count="607" meta:object-count="0"/>
  </office:meta>
</office:document-meta>
</file>